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 <text:s/>|| +1-762-359-0199</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Black BG - #080811</text:p>
      <text:p text:style-name="Standard">Navy BG - #0B0922</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est restaurants, ordered:</text:p>
      <text:p text:style-name="Standard">Golden Corral</text:p>
      <text:p text:style-name="Standard">Hibachi Supreme Buffet</text:p>
      <text:p text:style-name="Standard">Wingnuts</text:p>
      <text:p text:style-name="Standard"><text:s/>1.5 pounds wings sauced in their original Garlic Parmesan Ranch and Chipotle Ranch with fries</text:p>
      <text:p text:style-name="Standard">Boar's Head</text:p>
      <text:p text:style-name="Standard"><text:s/>3 piece mixed meal with fried chicken breast and two legs, potato wedges, and mashed potatoes</text:p>
      <text:p text:style-name="Standard">McDonalds</text:p>
      <text:p text:style-name="Standard"><text:soft-page-break/><text:s/>Double bacon cheeseburger with fries and buffalo sauce evenly spread over the patty</text:p>
      <text:p text:style-name="Standard"><text:s/>Chocolate Chip Frappe</text:p>
      <text:p text:style-name="Standard">IHOP</text:p>
      <text:p text:style-name="Standard"><text:s/>Colorado Omelette with a light syrup and pancakes and different flavored syrup on each pancake</text:p>
      <text:p text:style-name="Standard">The Vortex</text:p>
      <text:p text:style-name="Standard"><text:s/>Double Coronary Bypass Burger with tater tots</text:p>
      <text:p text:style-name="Standard">Summit Cafe in Sandy Springs</text:p>
      <text:p text:style-name="Standard"><text:s/>Chocolate Frappe with Starbucks coffee syrup and hazelnut syrup</text:p>
      <text:p text:style-name="Standard"/>
      <text:p text:style-name="Standard">Best branded grocery foods (see spreadsheet for recipes):</text:p>
      <text:p text:style-name="Standard">Reeses Pieces Hershey's Bar</text:p>
      <text:p text:style-name="Standard">Reeses Cups</text:p>
      <text:p text:style-name="Standard">Sour Skittles</text:p>
      <text:p text:style-name="Standard">Krispy Kreme donuts</text:p>
      <text:p text:style-name="Standard">Chocolate Toast Crunch cereal</text:p>
      <text:p text:style-name="Standard">Hormel chili</text:p>
      <text:p text:style-name="Standard">Johnsonville Hot Dogs (labeled Bratwurst)</text:p>
      <text:p text:style-name="Standard">Zatarain's Red Beans &amp; Rice</text:p>
      <text:p text:style-name="Standard">Zatarain's Jambalaya</text:p>
      <text:p text:style-name="Standard">Maruchan Ramen</text:p>
      <text:p text:style-name="Standard"/>
      <text:p text:style-name="Standard">Best drinks:</text:p>
      <text:p text:style-name="Standard">Luzianne sweet tea</text:p>
      <text:p text:style-name="Standard">Monster Ultra Violet</text:p>
      <text:p text:style-name="Standard">Vitamin Water Ice</text:p>
      <text:p text:style-name="Standard">Dr. Pepper Cherry</text:p>
      <text:p text:style-name="Standard"/>
      <text:p text:style-name="Standard">Pepper conquests:</text:p>
      <text:p text:style-name="Standard">Cayenne</text:p>
      <text:p text:style-name="Standard">Red 7 Pot</text:p>
      <text:p text:style-name="Standard">7 Pot Douglah</text:p>
      <text:p text:style-name="Standard">7 Pot Primo</text:p>
      <text:p text:style-name="Standard">Chocolate Habanero</text:p>
      <text:p text:style-name="Standard">Ghost </text:p>
      <text:p text:style-name="Standard">Trinidad Moruga Scorpion</text:p>
      <text:p text:style-name="Standard">Fatali</text:p>
      <text:p text:style-name="Standard">Carolina Reaper </text:p>
      <text:p text:style-name="Standard"/>
      <text:p text:style-name="Standard">Breezy's trick list: </text:p>
      <text:p text:style-name="Standard">Sit</text:p>
      <text:p text:style-name="Standard">Come here</text:p>
      <text:p text:style-name="Standard">Stay</text:p>
      <text:p text:style-name="Standard">Up</text:p>
      <text:p text:style-name="Standard">Lie down</text:p>
      <text:p text:style-name="Standard">Shake (left, right)</text:p>
      <text:p text:style-name="Standard">Wink</text:p>
      <text:p text:style-name="Standard">Spin (360)</text:p>
      <text:p text:style-name="Standard">Shiver (full body shake)</text:p>
      <text:p text:style-name="Standard"><text:s text:c="2"/>Wiggle (incomplete shiver)</text:p>
      <text:p text:style-name="Standard"><text:soft-page-break/>Perch (hold hands while standing up)</text:p>
      <text:p text:style-name="Standard">Speak (working on)</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 Shortlist:</text:p>
      <text:p text:style-name="Standard"><text:tab/>Amphetamine sulphate: Intelligence training, motivation, long term life enhancement</text:p>
      <text:p text:style-name="Standard"><text:tab/>Marijuana: Malleable short term life enhancement</text:p>
      <text:p text:style-name="Standard"><text:tab/>3-MeO-PCP: Amphetamine addiction and withdrawal, creativity, motivation</text:p>
      <text:p text:style-name="Standard"><text:tab/>MDMA: Amphetamine withdrawal</text:p>
      <text:p text:style-name="Standard"><text:tab/>Psychedelics: Appreciation</text:p>
      <text:p text:style-name="Standard"><text:tab/>Dissociatives: Reflection</text:p>
      <text:p text:style-name="Standard"/>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Diphenhydramine</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text:soft-page-break/>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lt;Retrospective&gt; (2/13/22) November 21, 1995: I was born at 3:29 a.m. to my mother Patricia Ann Cantrell.</text:p>
      <text:p text:style-name="Standard">&lt;Retrospective&gt; (2/13/22) August 2001: After beginning Kindergarten at Reese Road elementary, my zoned school, my mother was outraged I was coloring in coloring books instead of learning. <text:s/>Within a week, my mother took me to take the test to enter Britt David, the best public elementary school in Columbus, GA. <text:s/>I was stumped only by the ontology of an octagonal shape, so I began school there. <text:s/>I was soon sent to the doctor to get and placed on Adderall such that <text:s/>while reading to the students sitting cross legged Indian style, my teacher would send me to the nurse's office to eat my convoluted and bastardized amphetamine mixture.</text:p>
      <text:p text:style-name="Standard">&lt;Retrospective&gt; (2/13/22) Late 2004: In third grade, I stopped reading these forty-five page science books and picked up a nigh two hundred page book about shuffling a backyard dragon through a parade disguised as a float. <text:s/>I told my teacher I didn't believe in a god as I had been atheist for a bit. <text:s/>I flipped between atheism and agnosticism as a kid before my adolescent intelligence cemented my atheism. <text:s/>I denied the sadistic Christian god but wondered about other more experimental gods like in Futurama. <text:s/>I also picked up books like Harry Potter which other Christian classmates ironically were not allowed to read because of its made up magic.</text:p>
      <text:p text:style-name="Standard">&lt;Retrospective&gt; (2/13/22) Late 2007: After six years and in sixth grade, I quit amphetamine for the first time after convincing my mother it was "suppressing my emotions."</text:p>
      <text:p text:style-name="Standard">&lt;Retrospective&gt; (2/13/22) Summer 2009: I went to Duke TIP after getting a 1600 out of 2400 on the SAT in seventh grade. <text:s/>Being poor, I got a scholarship to go. <text:s/>I studied Crisis and Conflict global politics for three weeks and briefly dated this cute Asian girl named Vivian. <text:s/>I approached her and asked her to dance after noticing her wandering around the late party. <text:s/>I expected her to turn me down, but I was super delighted when she was equally as delighted as me. <text:s/>She would come to my door and knock on it to wake me up. <text:s/>I was shy though because I no longer had my amphetamine medicine.</text:p>
      <text:p text:style-name="Standard">&lt;Retrospective&gt; (2/13/22) August 2010: I started ninth grade at the best public school in Columbus, Georgia: Columbus High School.</text:p>
      <text:p text:style-name="Standard"><text:soft-page-break/>&lt;Retrospective&gt; (2/13/22) Summer 2011: I studied microeconomics at Duke TIP for three weeks. <text:s/>I hung out with Vivian again but was still bad at interacting with her without my amphetamine.</text:p>
      <text:p text:style-name="Standard">&lt;Retrospective&gt; (2/13/22) August 2011 - November 2011: In tenth grade, my mother, her boyfriend Bruce Denham, and I lived without electricity, water, and gas for three months until with my earnest behest, my mom recognized Bruce cannot find enough freelance carpentry work and trudged on the job hunt to finally land a part time job at KMart. <text:s/>Bruce drove her there for a while until she got fired for fighting another mutually racist employee. <text:s/>When I was like six or seven, my mother's license got suspended for getting into a drunk car accident while going to get me a pizza. <text:s/>She never got it back before she perished from cancer because it would cost her too much money, and she never got enough money for another car. <text:s/>My mom's job around that time was working at Piggly Wiggly. <text:s/>It took her almost ten years to get another job. <text:s/>That's about the same amount of time it took me to resume my biologically mandated job of consistently eating amphetamine to worship myself.</text:p>
      <text:p text:style-name="Standard">&lt;Retrospective&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lt;Retrospective&gt; (2/13/22) June 2014: I began attending the Georgia Institute of Technology, the top public school in Georgia with two summer classes and a full scholarship for poor students having a yearly household income of less than about $30,000. <text:s/>I got there by scoring 2140 out of 2400 on the SAT without studying since it was intended to be a measurement of my overall scholastic ability. <text:s/>However, the specific knowledge of definitions without great context clues didn't exemplify that. <text:s/>I still didn't study definitions like many of my peers. <text:s/>The average for <text:s/>upper classmen at the worst school, my zoned high school of Kendrick, was about 1200, while the average for entrants to Georgia Tech was about 1600, my achievement in seventh grade.</text:p>
      <text:p text:style-name="Standard">I also took eleven Advanced Placement exams and got credit for nine of them, ringing in thirty credits and starting as a sophomore. <text:s/>Because Columbus High School wouldn't order tests for which I wasn't in the class, I had to take my microeconomics test at Shaw High School in the guidance counselor's meeting room. <text:s/>Despite the ease in completing them, I had to speak to my guidance counselor about taking five AP classes my senior year. <text:s/>I took Advanced Placement tests in: </text:p>
      <text:p text:style-name="Standard">List 1. Human Geography</text:p>
      <text:p text:style-name="Standard">2. US History</text:p>
      <text:p text:style-name="Standard">3. World History</text:p>
      <text:p text:style-name="Standard">4. Statistics</text:p>
      <text:p text:style-name="Standard">5. Microeconomics</text:p>
      <text:p text:style-name="Standard">6. Physics B (more general than C)</text:p>
      <text:p text:style-name="Standard">7. Macroeconomics</text:p>
      <text:p text:style-name="Standard">8. Calculus AB </text:p>
      <text:p text:style-name="Standard">9. Calculus BC</text:p>
      <text:p text:style-name="Standard">10. Physics C (calculus): Mechanics</text:p>
      <text:p text:style-name="Standard">11. Physics C: Electricity and Magnetism</text:p>
      <text:p text:style-name="Standard">I got the highest score of 5 in all subjects except World History for which I was less prepared by my teacher. <text:s/>I got credit for all of them except Human Geography and Calculus AB as there were no Georgia Tech equivalents. <text:s/>Physics B counted as a general elective. <text:s/>I noticed my reading ability <text:soft-page-break/>deteriorating as I was having trouble reading in Physics C, and I asked my mom to get me another amphetamine prescription, but we couldn't afford it. <text:s/>I intended to study business administration but changed my mind after some thought in March 2014. <text:s/>Being from a household with almost no capital and being an introvert, it moreso suited my entrepreneurial efforts to instead study computer science. <text:s/></text:p>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March 2015: 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April 2015: 1st Year Spring Retreat Trip: 2 gels; I laid down on a couch confused as fuck and watched a painting move around the wall for 2 hours listening to Madeon's Adventure album.</text:p>
      <text:p text:style-name="Standard"/>
      <text:p text:style-name="Standard">Late Spring 2015: 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text:soft-page-break/>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Late Spring 2015: 1.5 tabs 25i-NBOME; I could not stop laughing and had extreme euphoria, and I saw my created 1.5 mg 25i-NBOME replication while watching Jason play beer pong; as I walked away laughing from the beer pong game, a large number of shimmering semi-transparent white leaves fell down to encompass my entire field of vision. <text:s/>The visuals were so overwhelming it was actually hard to see the real world beyond them. <text:s/>It was like petals of the sun falling and reminded me of Byakuya's Shikai called Senbonzakura from Bleach.</text:p>
      <text:p text:style-name="Standard"/>
      <text:p text:style-name="Standard">Summer 2015: 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Summer 2015: 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August 2015: 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Fall 2015: 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Fall 2015: 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text:soft-page-break/>sobriety (still tripping balls but not on nitrous) and was puzzled. <text:s/>I decided the experience must be a fluke and tried it again. <text:s/>Same results. <text:s/>No desire to do it again anytime soon.</text:p>
      <text:p text:style-name="Standard"/>
      <text:p text:style-name="Standard">Fall 2015: 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November 2015: 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lt;Retrospective&gt; 3/2/22: This is the day I decided I want to imminently quit alcohol forever because of its addictive properties. <text:s/>I fulfilled this after enjoying beer pong a little bit longer until some time in Spring 2016. <text:s/></text:p>
      <text:p text:style-name="Standard"/>
      <text:p text:style-name="Standard">Fall 2015: 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December 2015: 1000 morning glory seeds (LSA); saw pinballs in Pikachu painting's head (his eyes were darting around his head), ate a whole pound cake from Publix and said it was the greatest thing I'd ever eaten.</text:p>
      <text:p text:style-name="Standard"/>
      <text:p text:style-name="Standard">Summer 2016: 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Summer 2016: 8 tabs and 100 mg MDMA; lost my mind but no ego death, incredible body euphoria like before, lots of confusion and thought loops, stupified by EVERYTHING, especially how <text:soft-page-break/>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ext:soft-page-break/>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text:soft-page-break/>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galaxy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lt;Retrospective&gt; 2/17/22: It felt like the dragon spiraling into the galaxy was a manifestation of my internal feelings of power.</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text:soft-page-break/></text:p>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text:soft-page-break/>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text:soft-page-break/>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text:soft-page-break/>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text:soft-page-break/></text:p>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text:soft-page-break/>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text:soft-page-break/>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lt;Retrospective&g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text:soft-page-break/>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text:soft-page-break/>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text:soft-page-break/>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ext:soft-page-break/>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text:soft-page-break/>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text:soft-page-break/>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text:soft-page-break/>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text:soft-page-break/>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Summer 2017: 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text:soft-page-break/>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lt;Retrospective&gt; 2/17/22: Smoking 2C-E isn't very efficient. <text:s/>I should have eaten it, but I was in a very strange point of depression in my life due to ADHD. <text:s/>This was my only time ever being depressed, and it was because of ADHD and my faltering neurons.</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text:soft-page-break/>&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Delsym extended release and 660 mg Benadryl. <text:s/>Tripping on it rn. <text:s/>I went to pet Sparky and missed because I pet right through what looked like Sparky next to my bed. <text:s/>It was an illusory Sparky. <text:s/>I saw like five of them appear at once. <text:s/>Very interesting! <text:s/></text:p>
      <text:p text:style-name="Standard">I wrote that part while I was tripping because I was so enthralled with the illusion. <text:s/>I actually impulsively made the decision to also trip on DPH while only 45 minutes into the come up of the extended release DXM. I felt very confident and had read up on the combo a bit without trying it yet. <text:s/>I smoked weed the whole trip for effect enhancement as I always do with every substance. <text:s/></text:p>
      <text:p text:style-name="Standard">Near the start of the trip I had millionvision in the TV where the TV was segmented into a matrix with each cell showing a different scenario. <text:s/>The matrix was up to 10x10 and changed very rapidly. <text:s/>This is an incredible psychedelic ethereal euphoric experience. <text:s/>I had Kendrick Lamar’s Pride song stuck in my head the whole time ha ha ha. <text:s/>My pillow looked like an IDE scrolling real code I've written, then it was a red RGB keyboard with which I could type. <text:s/>Looking at my pillow keyboard was very entrancing. <text:s/>I felt like a kid seeing something for the first time. <text:s/>It also felt like I was in a lucid dream. <text:s/>I smoked a bowl from my dope ass purple pipe but in reality I was just lying in bed. <text:s/>Relived some memories and stuff. <text:s/>It’s very hazy. <text:s/>While trying to sleep, I saw and could hear semi-transparent wires (whips) chaotically moving around for a while in the center of my vision, and if I closed my eyes I could imagine anything. <text:s/>Literally anything. <text:s/></text:p>
      <text:p text:style-name="Standard">Jalen admitted he stole from me. <text:s/>He’s gone to New York but I’m not fucking with him anymore. <text:s/>I know just who Jalen is. <text:s/>A con-artist. <text:s/>Lyric: Got no elbows, all outta grease. <text:s/>I must say despite Jalen I <text:soft-page-break/>quite enjoyed the experience and the afterglow. <text:s/>It was one of the best days I’ve had in a long time (the day after, August 14). <text:s/></text:p>
      <text:p text:style-name="Standard">&lt;Retrospective&gt; 2/26/22: The next day, I felt very heavy like I had extra gravity impacting my whole body. <text:s/>Every step took extra effort, but I helped paint the walls of ZBT for rush week.</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text:soft-page-break/>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ext:soft-page-break/>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text:soft-page-break/>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text:soft-page-break/>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text:soft-page-break/>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ext:soft-page-break/>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text:soft-page-break/>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text:soft-page-break/>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text:soft-page-break/></text:p>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text:soft-page-break/>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text:soft-page-break/>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text:soft-page-break/></text:p>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text:soft-page-break/>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ext:soft-page-break/>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text:soft-page-break/>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text:soft-page-break/>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text:soft-page-break/>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text:soft-page-break/>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text:soft-page-break/>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text:soft-page-break/>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text:soft-page-break/>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text:soft-page-break/></text:p>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text:soft-page-break/>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text:soft-page-break/></text:p>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text:soft-page-break/>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text:soft-page-break/>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ext:soft-page-break/>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text:soft-page-break/>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text:soft-page-break/></text:p>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text:soft-page-break/>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text:soft-page-break/></text:p>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text:soft-page-break/>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text:soft-page-break/></text:p>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text:soft-page-break/>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text:soft-page-break/>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text:soft-page-break/>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text:soft-page-break/>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text:soft-page-break/>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text:soft-page-break/>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text:soft-page-break/>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ext:soft-page-break/>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text:soft-page-break/>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lt;Retrospective&gt; 2/17/22: This realization was bullshit and definitely related to my coronavirus induced ADHD problems in tandem with my ongoing amphetamine addiction.</text:p>
      <text:p text:style-name="Standard"/>
      <text:p text:style-name="Standard">July 12, 2020: I now have 4.07 bitcoin. <text:s/>I'm getting rich somehow. <text:s/>I have a net worth of $39,600. <text:s/>I have 59 days to move out. <text:s/>No problem. <text:s/></text:p>
      <text:p text:style-name="Standard"><text:soft-page-break/></text:p>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ext:soft-page-break/>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text:soft-page-break/></text:p>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text:soft-page-break/>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text:soft-page-break/>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text:soft-page-break/></text:p>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text:soft-page-break/>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text:soft-page-break/>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text:soft-page-break/>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text:soft-page-break/>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text:soft-page-break/></text:p>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text:soft-page-break/>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text:soft-page-break/>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text:soft-page-break/></text:p>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text:soft-page-break/>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text:soft-page-break/>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text:soft-page-break/>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text:soft-page-break/>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text:soft-page-break/>: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text:soft-page-break/>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text:soft-page-break/>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text:soft-page-break/>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text:soft-page-break/>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text:soft-page-break/>"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text:soft-page-break/>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text:soft-page-break/>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text:soft-page-break/>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text:soft-page-break/>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text:soft-page-break/>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text:soft-page-break/>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ext:soft-page-break/>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text:soft-page-break/>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text:soft-page-break/>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text:soft-page-break/>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text:soft-page-break/>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Retrospective&gt; 2/15/2022: <text:s/>January 4, 2021: I got my driver's license and saw a ton of weird people and gangsters on my MARTA trip there. <text:s/>More is elaborated below in January 11. <text:s/>I tried to get MDMA from Taylor while leaving the club because my experience with using MDA to come off amphetamine was getting worse, but I couldn't get any from her nor anyone I asked by text or calling. <text:s/>Taylor happily led me to the door and her last words to me were, "Yes! <text:s/>Yes! <text:s/>Yes!" in response to my questions of, "Is this where you escort me out?" <text:s/>"Can you get MDMA?" <text:s/>"Can you get ketamine?" <text:s/>Normally I wouldn't have asked such things of anyone, but my insanity really was unexpectedly going off the rails. <text:s/>Such an MDA reaction appears to have been predicted by the Sally Hardesty Enright reference in The Texas Chainsaw Massacre 2, but it was never publicly disclosed in prose until I did it myself. <text:s/>Would anyone else suffer the intense hallucinations as me? <text:s/>Is it unique to my ADHD and amphetamine addiction or only the latter? <text:s/>I recently added info about it to the PsychonautWiki reference for drug usage. <text:s/></text:p>
      <text:p text:style-name="Standard"/>
      <text:p text:style-name="Standard"><text:soft-page-break/>&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text:soft-page-break/>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text:soft-page-break/>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text:soft-page-break/>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text:soft-page-break/>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lt;Retrospective&gt; 2/15/2022: <text:s/>February 16, 2021: This was the last day I saw the stripper Taylor. <text:s/>I walked from Intown Suites where I was holed up with all my stuff. <text:s/>After a couple minutes, her pussy got super tight and grasped my penis in a not so pleasant way, and she hurried away. <text:s/>I still wonder what happened there. <text:s/>This was also around the time my paranoia increased after taking a faulty piss test that didn't show my amphetamine usage. <text:s/>I still wonder the extent to which the government and gangs have been stalking and foiling me. <text:s/></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text:soft-page-break/>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text:soft-page-break/>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wondering about the existence of black acetylcholine visuals poking out a centimeter or two from the corners of my coat hanger rack for a good hour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This was in slow motion like my adrenaline was being impacted. <text:s/>He charged right through me, then I turned and watched him do a gay dance and fade smoothly into my backpack in the corner. <text:s/>This all happened in about three seconds.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electrical feed before it arrives at the prefrontal cortex for analysis. <text:s/>There are definitely also some hormones involved with sex that are negatively affected. <text:s/>It could feed memories to Mr. Homie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and were rapidly squirming on the ground like they were dying. <text:s/>Often times they were upside down dying spiders that would occasionally leap at me. <text:s/>They were formed of swirling black lines, some small enough to create a realistic entity while others were meter wide chaotic swirling lines. <text:s/>I could not hear <text:soft-page-break/>them; lack of glutamate allows that auditory 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At one point for a period of about five minutes, I blacked out and started telling delusions of my best friends I had fucked up and tried meth. <text:s/>I blacked in and was surprised that nobody was there with me in my room. <text:s/>That brief period of about thirty minutes was when I was worried then that I would do something stupid like the people that act like rabid monkeys on the news.</text:p>
      <text:p text:style-name="Standard">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ine reaction and accompanying hallucinations,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visually hallucinating, the frequencies of sound I could hear were altered to make everything sound like it was coming from a tin drum. <text:s/>It doesn't appear suitable for use by anyone except knowledgeable folks in a warzone.</text:p>
      <text:p text:style-name="Standard">3/7/22: I remember my teeth starting to feel dirty even though I brushed, flossed, and mouth washed them on my normal schedule of once per night. <text:s/>It's true you only need to clean your teeth once per night if your teeth are in good condition and you have a good diet. <text:s/>Meth's effects on the decay of teeth is by pharmacological action and not the inaction of its users. <text:s/>I keep going back to write more about the experience because there were a ton of negative effects.</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text:soft-page-break/>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text:soft-page-break/>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lt;Retrospective&gt; 3/4/22: It's hard to analyze the jerk of my neural firing rate since amphetamine trains them to change the accelerating deterioration yet quitting amphetamine will also change the value of this jerk to oscillate, creating a fourth derivative, which modifies the jerk jerking around my accelerating and decelerating neural firing rate. <text:s/>There doesn't have to be a fifth derivative, and creating new names for the derivatives takes away their inherent numerical meaning, making for jerk names. <text:s/>I remember being so nauseous from quitting amphetamine I had to puke mid phone interview, and now I'm awaiting similar results. <text:s/>I get nauseous sometimes, but not quite as much as last year..</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text:soft-page-break/>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text:soft-page-break/>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text:soft-page-break/>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text:soft-page-break/>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text:soft-page-break/>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text:soft-page-break/>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text:soft-page-break/></text:p>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text:soft-page-break/>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text:soft-page-break/>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text:soft-page-break/>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text:soft-page-break/>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text:soft-page-break/>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text:soft-page-break/></text:p>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ext:soft-page-break/>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text:soft-page-break/>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text:soft-page-break/>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text:soft-page-break/>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text:soft-page-break/>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text:soft-page-break/>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text:soft-page-break/>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text:soft-page-break/>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text:soft-page-break/>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text:soft-page-break/>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text:soft-page-break/>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text:soft-page-break/>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text:soft-page-break/>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text:soft-page-break/>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text:soft-page-break/>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ext:soft-page-break/>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text:soft-page-break/>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text:soft-page-break/>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text:soft-page-break/>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text:soft-page-break/>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text:soft-page-break/>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text:soft-page-break/>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text:soft-page-break/>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text:soft-page-break/>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text:soft-page-break/>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text:soft-page-break/>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text:soft-page-break/></text:p>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text:soft-page-break/>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text:soft-page-break/>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text:soft-page-break/>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text:soft-page-break/>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 of South Park</text:p>
      <text:p text:style-name="Standard">3. Aiding the Native American Anne Frank - Casa Bonita of South Park</text:p>
      <text:p text:style-name="Standard">4. Eichmann's Technological Tenement Trap - Super Fun Time of South Park</text:p>
      <text:p text:style-name="Standard">5. New Gilded Age of Illusory Maintenance for Psychopaths - City Sushi of South Park</text:p>
      <text:p text:style-name="Standard">6. Defined Wonder, Weapons Cast to Starve the Artist - Dead Hobo of Case Closed</text:p>
      <text:p text:style-name="Standard">7. The Final Solution - Kenny Dies of South Park</text:p>
      <text:p text:style-name="Standard">8. Frankly, My Deer - The Gang Gets Extreme: Home Makeover Edition of Always Sunny</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9. For Whom Does the Love of My Trophy Toll? - Love Thy Trophy of Family Guy</text:p>
      <text:p text:style-name="Standard">10. I'm Not Sure How This Has No Relation to Penn State - Idiocracy</text:p>
      <text:p text:style-name="Standard">11. Phase 2 of the Joke: Loosly Leaving a Future Calling Pussy Villages of Underpants Bitches - Tweek of South Park</text:p>
      <text:p text:style-name="Standard">12. American Horror Story: Extended Stay Asylum - Insane in the Mainframe of Futurama</text:p>
      <text:p text:style-name="Standard">13. Aiding Jared's Finale is Left Hanging - Jared Has Aides of South Park</text:p>
      <text:p text:style-name="Standard">14. Once Upon A Time, I Read the Ending First - A Woodland Critter Christmas of South Park</text:p>
      <text:p text:style-name="Standard">15. Woah Man, Just... - Night of the Living Homeless of South Park</text:p>
      <text:p text:style-name="Standard">16. Candy Crush Could Crush the Castle - Placebo Effect of Archer</text:p>
      <text:p text:style-name="Standard">17. Have Courage to Face Down Lingering Reflections - Queen of the Black Puddle of Courage the Cowardly Dog</text:p>
      <text:p text:style-name="Standard">18. Steadfast Reflections of a Hydra Ridden, Filtered Atmosphere - Blue Eyes Ultimate Dragon of Yugioh</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text:soft-page-break/>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text:soft-page-break/></text:p>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text:soft-page-break/>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text:soft-page-break/></text:p>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text:soft-page-break/>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Weekend at Bernie's</text:p>
      <text:p text:style-name="Standard">Garfield: A Tail of Two Kitties (orange Adder tailing All too much while DA dog oDie stares)</text:p>
      <text:p text:style-name="Standard">Case Closed</text:p>
      <text:p text:style-name="Standard"><text:s/>The Moonlight Sonata Murder Case (STD shoe mockers including Shuichi shoe itchy write flaming red footprints leading to and from my full moon light of NMDA inhibition gifted by my mother and passed down to genetically start my life's tape in rever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em's men in black and wild "mad dog" humans)</text:p>
      <text:p text:style-name="Standard"><text:soft-page-break/><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Mr. Griffin Goes to Washington (they left out the alcohol)</text:p>
      <text:p text:style-name="Standard"><text:s/>Petarded</text:p>
      <text:p text:style-name="Standard"><text:s/>Ready, Willing, and Disabled (where did the angel touch me when I was 26?)</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 stack parties next to DA overpaid orange soap that says, "Lois, low lies my hair." <text:s/>My life was planned such as this: welfare-&gt;scholarship-&gt;sexual harassment suit-&gt;disability and disorder claim)</text:p>
      <text:p text:style-name="Standard">Bojack Horseman</text:p>
      <text:p text:style-name="Standard"><text:s/>Downer Ending (ha, shocking how I share striking similarities with the horse tranquilizer ketamine and must eat amphetamine to synaptically rectify my NMDA and other neural shortcomings as I write under my own ghost that my time cannot be eternal as my intertwined space is not infinite, and on top of that I damn the ending scripted by the whores man)</text:p>
      <text:p text:style-name="Standard">Drake &amp; Josh</text:p>
      <text:p text:style-name="Standard"><text:s/>The Theater Thug (woah, just take it ESi, orange Adderall man)</text:p>
      <text:p text:style-name="Standard"><text:s/>Pool Shark </text:p>
      <text:p text:style-name="Standard">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text:soft-page-break/>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text:soft-page-break/>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My Apocalypse - Escape the Fate : Dying is Your Latest Fashion</text:p>
      <text:p text:style-name="Standard">Your World on Fire - In Fear and Faith</text:p>
      <text:p text:style-name="Standard">Second Chances - LoveHateHero</text:p>
      <text:p text:style-name="Standard">City - Hollywood Undead</text:p>
      <text:p text:style-name="Standard">Her Monologue - Issues</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ext:soft-page-break/>Unit 731 - Slayer</text:p>
      <text:p text:style-name="Standard">Try to Be Me - Tribal Ink</text:p>
      <text:p text:style-name="Standard">Ignition - Trivium</text:p>
      <text:p text:style-name="Standard">Suffocating Sight - Trivium</text:p>
      <text:p text:style-name="Standard">Pillars of Serpents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 Zombies</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text:soft-page-break/>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soft-page-break/><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subverting prey.</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 under duress of amphetamine and many simultaneous lies</text:p>
      <text:p text:style-name="Standard"><text:s text:c="2"/>Evolutionary benefit: protecting my brain from the lies like that song Mute by Blaqk Audio while warding off enemies by screaming my own l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text:soft-page-break/>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ext:soft-page-break/>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text:soft-page-break/>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ext:soft-page-break/>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text:soft-page-break/>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text:soft-page-break/>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text:soft-page-break/></text:p>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text:soft-page-break/></text:p>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text:soft-page-break/>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text:soft-page-break/>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text:soft-page-break/>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text:soft-page-break/>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e rainbow angel women would likely even come up to me to take my hand.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in slow motion.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text:soft-page-break/>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text:soft-page-break/>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text:soft-page-break/>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text:soft-page-break/>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text:soft-page-break/>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text:soft-page-break/>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text:soft-page-break/>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text:soft-page-break/>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text:soft-page-break/>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text:soft-page-break/>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text:soft-page-break/>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text:soft-page-break/></text:p>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text:soft-page-break/>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ext:soft-page-break/>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text:soft-page-break/>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text:soft-page-break/>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xt:soft-page-break/>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text:soft-page-break/>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text:soft-page-break/>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text:soft-page-break/>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text:soft-page-break/>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ext:soft-page-break/>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text:soft-page-break/>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text:soft-page-break/>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v1.1:</text:p>
      <text:p text:style-name="Standard">Added custom alarm and metronome sounds: import .mp3 and .wav files</text:p>
      <text:p text:style-name="Standard">Window transparency option</text:p>
      <text:p text:style-name="Standard">Always on top option for multitasking</text:p>
      <text:p text:style-name="Standard">Enter and space key control timer</text:p>
      <text:p text:style-name="Standard">Tab and Shift+Tab focus next and previous UI timer entries</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ext:soft-page-break/>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text:soft-page-break/>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text:soft-page-break/>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text:soft-page-break/>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text:soft-page-break/>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text:soft-page-break/>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text:soft-page-break/>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ext:soft-page-break/>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text:soft-page-break/>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text:soft-page-break/>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text:soft-page-break/>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t:soft-page-break/>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text:soft-page-break/>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I've noted before like the fake homeless people. <text:s/>I'm still just trying to get away from all these mofos 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text:soft-page-break/>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text:soft-page-break/>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text:soft-page-break/>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text:soft-page-break/>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ext:soft-page-break/>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10:46 p.m. - The foreign aid the United States gives to other countries like Israel and Ukraine is such stupid bullshit. <text:s/>Israel is a nuclear power, so it can defend itself. <text:s/>Ukraine should strategically invest its 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the lives wasted, and the lives forever mutila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text:soft-page-break/>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text:p text:style-name="Standard">1:29 a.m. - I got my biggest payout yet of $37 from selling video games. <text:s/>Someone snagged my free giveaway of For My Aspect, Prophet Launcher, and Infernight and tipped me $42.42! <text:s/>$3 went to my tax verification for itch.io, but otherwise I only had to pay about $2 for store costs. <text:s/>That's a lot less than Steam and the like. <text:s/></text:p>
      <text:p text:style-name="Standard">3:30 a.m. - I've updated my IndieDB.com profile and portfolio to increase my games' visibility. <text:s/>I can use that $37 on a Walmart gift card and circumvent PayPal fees which is great. <text:s/>I'm heading to Walmart at sunrise.</text:p>
      <text:p text:style-name="Standard"/>
      <text:p text:style-name="Standard">February 12, 2022: 3:24 p.m. - I keep waking up at about 3:05 p.m. which is when I would normally start kicking into gear from my amphetamine regimen. <text:s/>I suppose it's to be expected. <text:s/></text:p>
      <text:p text:style-name="Standard">6:07 p.m. - I can still see red slashes over my screen as I type. <text:s/>I look to the wall and they appear there cast as textures drawn over my normal sights. <text:s/>The lattices are coming in too. <text:s/></text:p>
      <text:p text:style-name="Standard">10:25 p.m. - I only have fifteen eggs, ten packs of Maruchan Ramen, and one bag of large grain sugar from Walmart to be combined with Luzianne sweet tea. <text:s/>I've got about seven cups of sugar left. <text:s/>I can make 3.5 gallons of sweet tea which is enough for about six days. <text:s/>I used to drink a gallon a day back when I was programming my website and learning PHP at Georgia Tech. <text:s/>To top off my lust for sweet tea after playing Borderlands 2 for an hour, I just had a glass of sweet tea about two thirds the size of my last cup an hour ago.</text:p>
      <text:p text:style-name="Standard">I'm disappointed the imperial system is still used by the United States. <text:s/>It suits the current state of lying affairs plaguing this country. <text:s/>Converting between teaspoons and cups is just as much of a pain as ever, but the progress on the issue has been as slow as the conversion between inches and miles. <text:s/>All new corporate and government labels must be in metric alone. <text:s/>It would upset chefs and roadsters for a brief month or two before life permanently shifted for faster measurements. <text:s/>Gradual change has proven quite ineffective unless a biological entity is being nurtured through change. <text:s/>Human concepts like laws, customs, and education policies should be changed through swift, decisive change.</text:p>
      <text:p text:style-name="Standard">Despite the measurement of the food by volume, there's no responsible indication of volume on my dog's bag of food. <text:s/>I've figured out it's about forty-five days worth of food within the forty pounds, but that's buried in the comments of the Amazon listing and remains officially undisclosed by the company. <text:s/>I think companies should be required to disclose the measurements used for their product. <text:s/>The only thing disclosed is the amount of calories and the weight, but different dog food brands have different densities with different makeups. <text:s/>I don't buy food made with corn since Breezy didn't tolerate it well at all. <text:s/>I have about two months of food for Breezy but only two days left for myself.</text:p>
      <text:p text:style-name="Standard">I see only a continuity of my pain over these past 18.5 months. <text:s/>Every time I talk to someone, there is no look of compassion. <text:s/>I occasionally get a feeble call from some job for which I've applied. <text:s/>Even though I am more qualified than most anyone currently working at these companies, I have received no faithful inquiries to trade. <text:s/>I am surrounded by a parasitical world of cultists that always defers responsibility for someone else to bear the cost of baring my life to this epitaph to be of over one hundred seventy-five thousand words. <text:s/>In continuity of this sadistic trend by evolution of existing and future members of humanity, I see the inevitable revolutionary self destruction of human society by increasing technological and numerical means delivered by solitary victims. <text:s/>Such biological revolutions are natural but need no be so violently assumed given the complexity of the human prefrontal cortex shining in the light of the technological communications and medical drug revolutions.</text:p>
      <text:p text:style-name="Standard"><text:soft-page-break/>11:10 p.m. - I just removed another half gallon pot of Luzianne from the stove after steeping it for thirty minutes on low temperature. <text:s/>I look forward to my next glass of sweet tea in a few hours at about three or four a.m. <text:s/>With a light hunger, I await my next meal of two packs of Ramen with three eggs to be forged in an hour or two. <text:s/>Normally I would include six eggs in one meal, but I'm not lifting weights anymore nor do I have money to buy more protein at the moment. <text:s/></text:p>
      <text:p text:style-name="Standard">12:44 a.m. - I'm starving for that Ramen and eggs, so the water's on the stove heating to a boil. <text:s/>I'll be drinking my next glass of sweat tea at 2 a.m. <text:s/>I'll be drinking it more frequently for the caloric intake. <text:s/>It'll also keep me amused while I waste time watching everyone else waste time, and as a bonus, my sweet tea will keep me intrepid in hatching the foretold plan under duress of starvation.</text:p>
      <text:p text:style-name="Standard">7:21 a.m. - For the love of god, I hope nobody plans to tell me, the fetal second hand smoker and second hand drinker, hiring companies are only using second hand sources of information to judge my competency and character. <text:s/>At some point I have to give up on these people ever treating me like more than an imaginary figment of their imaginary god or an ant hill on their lawn. <text:s/>I'm incredulous. <text:s/></text:p>
      <text:p text:style-name="Standard"/>
      <text:p text:style-name="Standard">February 13, 2022: 4:05 p.m. - I woke up at about 4 p.m. today, defeating my ongoing trend of waking up just after three o'clock. <text:s/>I'm drinking a glass of sweet tea, and nausea is starting to press on my stomach. <text:s/></text:p>
      <text:p text:style-name="Standard">9:44 p.m. - The Family Guy episode Mind Over Murder pokes fun at the issue of government grants for prescription Desoxyn methamphetamine with metaphors about Teething and bar building. <text:s/>I think the gay jokes are some kind of poke at meth and some other drug like heroin digging into and destroying certain neurons responsible for interpreting 3D visual phenomena and forging some sense of homosexuality by destroying some other mechanism meant to be locked away. <text:s/>I see lots of jokes about the 3D blue cholinergic line I saw drawn in midair. <text:s/>For people abusing drugs, I suppose that means turning them gay. <text:s/>According the media jokes, somehow combining PCP with the blue lines would create the multiple object splash effect and remove the homosexual consequences of performing such a destructive drug operation. <text:s/>This is still all speculation that I've gathered from watching lots of TV. <text:s/>I think the episode A Very Special Family Guy Freakin' Christmas pokes fun at the same thing. <text:s/>The colors painted in certain episodes of Family Guy appear to joke about the myriad of ways people can fuck, destroy, and change their body with meth. <text:s/>I'm sure that most transsexuals and some pedophiles have some sort of inclination derived from that behavior. <text:s/></text:p>
      <text:p text:style-name="Standard">I only discovered this by seeing all these phenomena for myself recently after confusing them the last few years for aspects of my 3-MeO-PCP usage. <text:s/>I was using 3-MeO-PCP around all the times I was using amphetamine, so lots of times I used that drug I blamed problems on it. <text:s/>It's really shocking how much impact amphetamine has on my body. <text:s/>I'll need more of it before I lose my mind. <text:s/>Since I got that STD, I'm now suffering from even faster neural degeneration. <text:s/>I don't know how my age affects that degeneration metric, but I expect it to be proportional to my decline and inversely proportional to my wellbeing just like many other facets of people's lives. <text:s/>Coronavirus also appeared to have a big effect on my sanity. <text:s/>Because of my ADHD neurodegeneration, I suffer from negative consequences moreso than the typical person. <text:s/>Therefore, I try to stay positive. <text:s/>I don't know how long it will take for me to lose my mind as there are too many variables. <text:s/>There's only so much I can do to try to live in this broken world. <text:s/>I have no money, and I was born into a world where even the Earth's moon was already claimed by the rich. <text:s/>This is the end for me. <text:s/>Unless these terrible reality TV screenwriters have written some equally corrupt deus ex machina into my life, I am consigned to begin the modern poor folks' revolution.</text:p>
      <text:p text:style-name="Standard">1:08 a.m. - My upper back itches like crazy after drinking my third glass of sweet tea. <text:s/>My head also hurts a little. <text:s/>My crutch of sweet tea is now becoming more of a handicap and less of an wheelchair. <text:s/></text:p>
      <text:p text:style-name="Standard">2:17 a.m. - I am beleaguered by evolving evil. <text:s/>I've balanced the scale of my checkbook to my left: the negative. <text:s/>There's no timeless space like the timespace I've left. <text:s/>I need to get across the country; my aspirations need a positive adjustment. <text:s/>I wrote the second part of that sentence first because I <text:soft-page-break/>anticipated it to explain the first part. <text:s/>Keeping the explanatory directions of colons and semicolons sometimes is difficult.</text:p>
      <text:p text:style-name="Standard">4:23 p.m. - I've had my fourth glass of sweet tea just now today. <text:s/>I drank two in succession for a total of about a quart of Luzianne. <text:s/>Vaping a couple mg of DMT left over and watching the great tour scene from The Texas Chainsaw Massacre 2 a short while ago made me hack up a ton of phlegm into my sink. <text:s/>That's further proof DMT helps with illnesses and should be further studied for its massively beneficial immune system effects.</text:p>
      <text:p text:style-name="Standard">Regarding writing paragraphs and sentences with conjunctions, they requires holistic binding capabilities beyond putting together a single sentence because it requires conjoining the meaning of two sentences. <text:s/>This also requires more working memory like the cache of a computer. <text:s/>People are a lot like computers. <text:s/>Human working memory is like the computer's central processing unit cache that holds ideas until the prefrontal cortex is reading to interpret them. <text:s/>Visual working memory is a lot like a graphics processing unit cache. <text:s/></text:p>
      <text:p text:style-name="Standard">Prefrontal cortex norepinephrine is a lot like the transistors making small networks of "CPU gates" that use logic like AND, NAND, OR, and XOR by their transistor connections to each other. <text:s/>These connections transmit information from the working memory and combine them to make bigger ideas like combining by AND the ideas 1 rock and 0 cliffs to end up with 0, not having enough resources to make a trap to catch prey. <text:s/>The prefrontal cortex NE neurons could also combine from memory two concepts, "bear" and "wife", by XOR to recognize the wife is safe. <text:s/>This is more efficient than continually checking if both of them are represented by a firing neuron because with XOR only one neuron needs to be confirmed to be firing. <text:s/>It's a lot like discarding the second "y" clause of "if x and y:" in programming where the safety of the wife can be checked first, and if she is safe then danger like a bear does not need to be checked for relevance to her safety.</text:p>
      <text:p text:style-name="Standard">While this logic is running, another set of neurons simultaneously checks for danger like "bear" alone so that concern for a wife's safety need not factor into the network's final output in the prefrontal cortex. <text:s/>Concern for a family member's safety tends to increase the ease with with extra output like adrenaline neurons are allowed to flow through the network. <text:s/>Of course, personal safety is paramount and extra adrenal output can always be achieved with the same intensity. <text:s/>The answer garnered can be stored in working memory and used for another computation, and that answer can be also be saved in some layer of short or long term memory for use in much later computation. <text:s/>This model I described somewhat emulates a recurrent neural network where the answers for one computation are used for the next computation by the same neurons, so the network learns. <text:s/>If one has several dangerous encounters with bears and the Mrs., then more of an action potential may be generated by those neurons responsible for memories of that dangerous combination, or less of an action potential might be needed the next encounter. <text:s/>Since multiple synaptic axons oft lead to a single neuron's dendrites to excite an action potential, perhaps this specific bear and wife logic is overly simplistic and not realistically efficient in the grand scheme of a human's reaction to danger and safety, but it's a good example of how a person's mind works out responses to these things in the prefrontal cortex.</text:p>
      <text:p text:style-name="Standard">Prefrontal cortex dopamine also accomplishes this logical feat in a similar manner to norepinephrine but those neurons are connected to other types of neurons responsible for human motivation. <text:s/>Given neurons communicate by action potential electrical impulses, their only method of communication is like the computer's transistors which work by electrical gaps like human synapses. <text:s/>It's marvelous how I can't seem to reach anyone out there by blasting my own action potentials from norepinephrine based literary decisions to the muscles in my fingers typing this sentence into this keyboard. <text:s/>With all my neural prowess in the face of ADHD and overwhelming societal adversity, why does society reject me? <text:s/>I have so much to offer to the scientific biology community with my unique biochemistry, but it appears they merely want to parasitically force such things on me. <text:s/>Gracias, your ass is grass. <text:s/></text:p>
      <text:p text:style-name="Standard">5:56 a.m. - My word count here is now 180,000 by using five characters per word. <text:s/>That's about as long as Harry Potter and the Goblet of Fire which clocks in at 190,637 words and 734 pages. <text:s/>That includes <text:soft-page-break/>spaces though, and I think without spaces and such it's about 155,000 words. <text:s/>With the giant physical size of the heavy Harry Potter and the Goblet of Fire book, my 180,000 word count from Sublime Text, I have about 695 pages, and with the info I got from LibreOffice Writer, I have 598 pages. <text:s/>Though this book is not an impeccable work of fiction, I've written the novel I desired to write when I was a child and fulfilled my dream of becoming an author. <text:s/>It's an epic, timely treading motion above my inbound absolute zero.</text:p>
      <text:p text:style-name="Standard"/>
      <text:p text:style-name="Standard">February 14, 2022: 6:49 p.m. - The Breaking Out Is Hard to Do episode of Family Guy exposes the consequences of masquerading sadistic drugs with burning consequences like methylphenidate and methamphetamine as legitimate first line prescriptions for ADHD, my disorder, and by extension laziness, most other people's problem. <text:s/>The thievery and lies conjured by these drugs bleed dry a divisible society mired in greater and greater chunked numbers.</text:p>
      <text:p text:style-name="Standard">3:04 a.m. - My vision still breaks into lattices, red slashes appear, and I don't find much pleasure in looking into the eyes of characters on the screen whether they are my anime girl wallpapers or the girls talking on the news channels like Fox news. <text:s/>I wonder how long it will take to undo the damage done by those rich stalkers. <text:s/>I won't entertain them for much longer. <text:s/>I give up on the food stamps. <text:s/>It's nobody's business whether or not I get SNAP food stamps. <text:s/>I've been here 18.5 months, and I've been looking for a job for 17.5 of those. <text:s text:c="2"/>They refuse to snap their focus to hiring me so I can snap to work. <text:s/></text:p>
      <text:p text:style-name="Standard">The intentions of the rich to bear witness to the baring of my life have been made clear, and I've documented their atrocities for the world to see such that the next corrupt, slow burn they induce will not be nearly as tolerated in neither the current members of society nor those to be born. <text:s/>I don't care if I need pay for such an exposition with my life. <text:s/>The media I consume even requested I write this and emit it on the radio. <text:s/>It would be my greatest triumph to finally free myself from the clutches of the rich. <text:s/>It feels harder to find respite already in the things I enjoyed while on amphetamine. <text:s/>I'm always left wondering how the withdrawal will turn out as I have no way of predicting my body's response other than knowing it will be negative despite my best intentions.</text:p>
      <text:p text:style-name="Standard"/>
      <text:p text:style-name="Standard">February 15, 2022: 5:02 p.m. - I don't accept career inquiries from consulting companies because I've gotten too much spam. <text:s/>I only accept responses from companies to which I've applied and large companies that query to hire me.</text:p>
      <text:p text:style-name="Standard">9:01 p.m. - Breezy freaked out and demanded to pee in the bathroom after I drank a bunch of Luzianne sweet tea. <text:s/>I just gave him a sip like when my old friend Raechel's father Brian and mother Tammy used to let their dogs lick from spills on the floor. <text:s/>It reminds me of when the Sawyers from The Texas Chainsaw Massacre 2 gave their grandpa licks from the meth drenched clothes hanger. <text:s/>I dare not give my dog more because of the sugar, but I hope it makes him understand my love for sweet tea despite its addictive plight mingling with my amphetamine addiction.</text:p>
      <text:p text:style-name="Standard">2:37 a.m. - I just put a memory foam pillow to cushion my ass from the hard thing that's under the seat now after 3.5 years. <text:s/>My ass is getting the best hug ever. <text:s/>It's nowhere close to my most glorious sit after a super visual trip with slow motion on 25E-NBOH and 3-HO-PCE. <text:s/>That slow motion effect is different from adrenaline. <text:s/>It's still the result of my prefrontal cortex interpreting information more quickly than before. <text:s/>That slow motion effect relies on speeding up throughput in the human neural network by removing slow neural routes like NMDA and enhancing fast ones like 5-HT2A whereas the adrenal system has more direct routes since it is mostly focused around overcoming danger.</text:p>
      <text:p text:style-name="Standard">3:43 a.m. - It's absurdly paradoxical to kill to live, to live to die, and to die to live. <text:s/>I like that string I made thinking about the novel The Stranger by Albert Camus. <text:s/>Meursault, the protagonist, lives to die as all people do. <text:s/>Meursault eats killed food to live like everyone else, and in substantiating his bland life through the heavy impulses of the blazing Algerian beach elements, he kills an Algerian man on the beach. <text:s/>Later, as an atheist, he vehemently vilifies his own condemnation yet accepts he will die to live well in the end. <text:s/></text:p>
      <text:p text:style-name="Standard"><text:soft-page-break/>The situation reminds me of real life characters like the news stories of trigger happy policemen killing animals and people in moments of surprise. <text:s/>Normally a person will have neurons which present ideas and neurons which will inhibit bad ideas from latching motivation in the human brain. <text:s/>This reaction ultimately means these people are lacking the sufficient neural signals to resist human impulses to kill to live when they are faced with astonishment, the unknown, and other external environmental impulses. <text:s/>This neural mechanism that shoots down bad ideas can also be likened to general sadism in humans with drugs like methylphenidate which holds ideas in the brain by transforming the DA and NE transporters from conduits to gates. <text:s/></text:p>
      <text:p text:style-name="Standard">I am also reminded of the excessive dopaminergic output provoked by dextroamphetamine (Vyvanse) and more obviously methamphetamine causes a state of disequilibrium in humans where any action taken including sadism can feel rewarding without some sort of neural moral bound counterbalanced by another drug like levoamphetamine. <text:s/>Unlike dextroamphetamine, somehow methamphetamine disables the body's ability to remove that excess dopamine production and provides even more reward for any performed action. <text:s/>I wish I knew more about these drugs because they are a conduit to learning about myself. <text:s/>I need to acquire second hand information about the DA and NE transporters because I am unable to interact with them myself. <text:s/>Unfortunately, many people are not interested in learning about themselves by using drugs and wish to remain silent to further their own self interest. <text:s/>Otherwise, how could Desoxyn and Concerta be legitimate prescriptions without some sort of brilliant case study demonstrating a mutated man or woman not able to function without them? <text:s/>I doubt I will have much luck extracting any information from the people who hold information about meth. <text:s/></text:p>
      <text:p text:style-name="Standard">I've yet to see a single case study of my declining neural function troubles except right here. <text:s/>Where are the illustrious descriptions of rainbow women adorning another ADHD man's life for months on end after a temporary abstinence of amphetamine? <text:s/>I've yet to see them printed anywhere else, and if there was someone older than me, such brilliant uniqueness would be worthy of print. <text:s/>Following that people live to be in their eighties on average here in the United States and yet I'm only a twenty-six year old man holding these revelations, it leads me to believe I am the only one here with this declining ADHD IQ problem rather than the typical stagnant low IQ or laziness misdiagnosed as my disorder.</text:p>
      <text:p text:style-name="Standard">4:52 a.m. - I've given up hope of trading for any sort of long, sustainable life with the outside world. <text:s/>I have not given up trying, but soon I will for it is better to serve myself rather than perpetuate this sick, sadistic system for fifty to eighty years. <text:s/>Given rapid advances in technology and medicine, people can live longer than their life expectancy as they grow old, so my true life expectancy is probably over 90 rather than the United States average for men, 78 or so. <text:s/>Life expectancy has increased from 67 to 78 over the last fifty-two years to yield a 16% increase in life expectancy. <text:s/>Applying that to my life expectancy by calculation does in fact yield a 90 year life expectancy to confirm my hypothesis. <text:s/>Anyway, it should be slightly higher since there are more total people in the world to concoct new medicines and methods of extending lives of people with problems like dementia and famine. <text:s/>Despite that, I would never dream of unfolding the rest of my life to the palms of the oligarchy and middle class puppets playing casino cards of terror.</text:p>
      <text:p text:style-name="Standard"/>
      <text:p text:style-name="Standard">February 16, 2022: 4:13 p.m. - I wake to a pain in both my temples but especially the left. <text:s/>I also have lots of red slashes all over the place in my vision. <text:s/>The lattices also form in the center of my vision.</text:p>
      <text:p text:style-name="Standard">4:12 p.m. - I added a bunch of stuff to PsychonautWiki to help people with certain drugs. <text:s/>It's disappointing all that stuff about meth that I uncovered apparently is some sort of big secret. <text:s/>It reminds me of the "secret window" spoken about in the album The Hours That Remain by Mercenary. <text:s/>I knew there were secrets about drugs employed by the military, but I never imagined I would uncover all that stuff for which I'm still in the dark. <text:s/>I'm still curious about those mechanisms touched by my unbounded efflux of dopamine. <text:s/>It is a wicked art that appears to be exploited by many of the rich. <text:s/>Given the level of corruption by the rich folk in the United States, I'd like to see the Desoxyn prescription banned. <text:s/>It would take research into those people claiming to need it. <text:s/>This could be done <text:soft-page-break/>with things like radioligand tracing to make sure they aren't lying since meth looks to be very conducive for liars to abuse with NET mechanisms like cocaine. <text:s/>Because I don't know of anyone else with a declining neural function mediated by amphetamine and like drugs, I don't think removing prescription methamphetamine from the doctor's office would be a medical issue at all. <text:s/>Because I didn't experience any severe pain in the back of my head and the rest of my body like with methylphenidate, I don't think meth is a DRI like I see claimed over the internet. <text:s/>Though I know little about the dopamine and norepinephrine transporters, this is corroborated by the burning sensation with 4-HO-MET addiction (allegedly from the NET) and that one stint with meth.</text:p>
      <text:p text:style-name="Standard"/>
      <text:p text:style-name="Standard">February 17, 2022: 9:08 p.m. - I still see red slashes everywhere especially when I drink sweet tea. <text:s/>I saw blue and green circles appear in my vision along with similarly colored lines when I smoked a bunch of abv. <text:s/>I can see a face smiling at me from the top of my laptop screen as I look down at the bottom of Sublime Text to type this. <text:s/>My head hurts a little and I'm itchy. <text:s/>I drank a bit too much so my amphetamine addiction is kicking in harder. <text:s/></text:p>
      <text:p text:style-name="Standard">12:57 a.m. - I'm unconcerned whether I revolt against my lifelong captors hiding their free slavery shrouded with the multitude of irrelevant, insipid fawns and festering, trickling handouts. <text:s/>I need only speak the age old crime of sharecropping to justify my condemnation of my peers. <text:s/>If I should continue be their captor behind bars, I will receive my medication or lose my sanity exactly as I have documented here in this journal. <text:s/>I will find comfort in the surety of my future and need not serve fealty to an unknown shadow organization. <text:s/>Here my unknown future sparks my paranoia and need for violence to secure my future.</text:p>
      <text:p text:style-name="Standard">2:01 a.m. - I don't understand anything about how paranoia works. <text:s/>I only know that it is somehow connected my disorder and can be triggered by rapid changes in the neurons affected by disorder. <text:s/>It doesn't seem to be a result of neural network disequilibrium but appears to have its own cause related to the stimulation of a survival mechanism for worry for one's own safety. <text:s/>I could be wrong.</text:p>
      <text:p text:style-name="Standard">2:54 a.m. - I'm so itchy all over after drinking more sweet tea. <text:s/>I'm going to eat some amphetamine tomorrow. <text:s/>I probably have about 10 mg stuck to three bag. <text:s/>In addition to that, I still have one last little snowball of amphetamine I've been saving as a grenade left under my table. <text:s/>I'll know when to eat it for one last little laugh. <text:s/>It's bound to upset my addiction and my efforts to rectify my disorder. <text:s/>My neurons will cry after a sudden spike and immediate withdrawal of their remedy. <text:s/>This will make it very easy to utilize my adrenaline as I will already be under attack by myself.</text:p>
      <text:p text:style-name="Standard">We all have accidents, and my life may be one big accident by my mother's hand, but these times since her death are no accident. <text:s/>I condemn the people around me as unchanging, unyielding sadists equivalent to Neo Nazis. <text:s/>My German grandmother Paula told my mom to get an abortion to fix the accident of my life, and she refused. <text:s/>Here I am, an accidental life to be forever shoved under a desolate world of makeshift peasantry beyond my means to fix.</text:p>
      <text:p text:style-name="Standard">4:04 a.m. - I have more justified paranoia than ever. <text:s/>The people around me appear to be performing Neo Nazi experiments outlined as some prophecy seen in that show ChaoS;HEAd. <text:s/>I have less unjustified paranoia than most times. <text:s/>The unjustified paranoia is a result of rapid changes in my disorder. <text:s/>Perhaps not though. <text:s/>I was paranoid as hell in elementary school until I stopped using my medication in sixth grade. <text:s/>I don't understand it really. <text:s/>The justified paranoia appears to be a mental result of my ideation through norepinephrine. <text:s/>The unjustified paranoia through changes in my disorder and amphetamine addiction is something I can't explain.</text:p>
      <text:p text:style-name="Standard">Anyway, I'm still hoping I can get some sort of faithful attempt to trade with me before I give up just as that mysterious man Tommy said, "We're done with you." <text:s/>Is "We" the people who have been stalking me? <text:s/>Is it the government? <text:s/>Is he with the Bloods gang? <text:s/>Is it a combination in a master puppet relationship? <text:s/>Is it some Neo Nazi white supremacist group that hates mentally handicapped people just as Hitler would send them to the ovens to be massacred? <text:s/>Why am I kept in the dark about my disorder <text:soft-page-break/>and blindly led in the pursuit of wealth only to be stalked and abandoned in a diseased concentration camp?</text:p>
      <text:p text:style-name="Standard">I applied to HTC, pony.ai. <text:s/>I'm more wary than ever of being strung along by fake interviewers simply mocking me to waste time in their office. <text:s/>It's hard to find new software engineering jobs on Indeed.com or anywhere else. <text:s/>I want to get out of this circle that has been built for me to wallow. <text:s/>I want to reach out to someone interested in helping me move my life forward instead of giving me that endless tour of a promise of a good night like in The Texas Chainsaw Massacre 2. <text:s/>I request a good night.</text:p>
      <text:p text:style-name="Standard">6:03 a.m. - I just drank another half glass of sweet tea for the calories. <text:s/>I only have one slice of pepper jack cheese left. <text:s/>I like to scissor and repeat the biding midsection of that song Scissors by Slipknot. <text:s/>When I first started listening to it back in college, I was biding my time in determining if I needed to take my ADHD medication ever again or if my intellectual and emotional shortcomings were a matter of overcoming sadness and depression in my life. <text:s/>I spent a year after my mother died so confused and wondering if I was just experience depression from all the things wrong with my life combined with the culmination of the pain of my mother's death. <text:s/>It took a long time to be sure I had to use amphetamine to fix my problems like when I was a kid. <text:s/>Now, I'm biding my time to justify rescinding the declaration of slavery imposed on me over these past 17.5 months in my job search, 19 months with this unknown sexually transmitted disease (or multiple diseases), 4.5 years of radio silence since determining I have ADHD, and 20 years of silence since I was first diagnosed and prescribed amphetamine for ADHD. <text:s/></text:p>
      <text:p text:style-name="Standard">I wish my mother was still here to support me. <text:s/>I could have logically explained all these neurological problems with norepinephrine release, dopamine release, and other mechanisms still unknown to me. <text:s/>She would have listened, tried to understand, succeeded in comprehending my issue as I did, and offered me her full support and the support of her friends. <text:s/>Now that I am alone, I could not even convince those people on Facebook who were her friends of anything. <text:s/>I deleted my Facebook account which I planned to use to communicate with old family and such because it appeared to be used to jeer at me. <text:s/>A nice bonus was not having to see all that fake news dribbling from the platform in its various sidebars and other distractions. <text:s/>I am now a discarded character of a fiendish society using me as a shadow puppet for financing false pharmaceuticals for the mere purpose of malice.</text:p>
      <text:p text:style-name="Standard">Given the United States has nuclear weapons, I reject the notion my mother and I were denied information about ADHD for veiling military secrets. <text:s/>The only thing that makes sense is that I am being used as a Neo Nazi medical experiment for STD, cancer, and transfusion research using my unique, mutated cells gifted by my mother's unfortunate use of alcohol and tobacco once while pregnant with me. <text:s/>The acts of sadism employed against me are just a bonus handed down to the people around me like the bonuses paid to the corporate capitalist drones. <text:s/>Even homeless folk addicted to drugs that feed on the misery of mankind can reap the benefits of such sadistic bonuses. <text:s/>I reject the notion that I am any sort of sadist and masochist; despite my various mistakes and flaws, I seek only mutual prosperity as I've repeatedly claimed and demonstrated over long periods of time.</text:p>
      <text:p text:style-name="Standard">6:47 a.m. - I'm biding my tea time until it's time to write more stuff on sweet tea. <text:s/>I'm also biding my time until it's the right time to sleep with sweet tea. <text:s/>I can feel my stomach panging as my amphetamine addiction crawls forward. <text:s/>Luckily, the pain of my compounding addictions isn't enough to make me cry like it was a while ago. <text:s/>It isn't just the compounding addictions. <text:s/>Somehow the caffeine directly provokes my amphetamine addiction, and I don't know how. <text:s/>I wonder how this tea driven amphetamine addiction will progress. <text:s/>I don't have enough data on my body's response over time other than knowing I will feel it for nine months like holding a caffeine baby. <text:s/>I still itch like crazy for amphetamine. <text:s/></text:p>
      <text:p text:style-name="Standard">I can't wait to eat that little bit tomorrow even if it hurts me since it will be nowhere close to the fifty-four milligram dose I was eating. <text:s/>Such an low dose of amphetamine will undoubtedly be insulting to my neurons and thus to me. <text:s/>I'm also biding my time until I eat that little bit I saved. <text:s/>It's less than <text:soft-page-break/>twenty milligrams total between the snowball and the little bit stuck to the three bags. <text:s/>If necessary, I'll eat another dose to ensure my predicted hunger driven actions are more easily justified. <text:s/>It's difficult for me to forsake my morals, but I must not relent in securing my happiness even in the face of complete adversity by a corrupted Earth. <text:s/>This land is still my land even if I was born on the property of another. <text:s/>I will eat at my own pace, and I will not be driven from the face of Earth by mere pestilent evolutions of apes. <text:s/>I will refute the seeds tossed down for my serfdom and chop down the cherry tree of these apes to reap the sweet fruits they claw from the thick branches upon which they perch.</text:p>
      <text:p text:style-name="Standard"/>
      <text:p text:style-name="Standard">February 18, 2022: 7:20 p.m. - I was wrong. <text:s/>I have 27 mg of amphetamine sitting at the bottom of one of those bags. <text:s/>I still have some stuck to three bags which I will consume tonight or tomorrow. <text:s/>I also have an eleven mg snowball which I will eat at an undetermined time. <text:s/></text:p>
      <text:p text:style-name="Standard">7:34 p.m. - I capped that 27 mg in gelatin and drank it just now. <text:s/>Then I licked all three bags clean. <text:s/>Now I am biding my time until I eat that last snowball of 11 mg and lick the last little bag clean. <text:s/>I'm eating half a slice of pepperjack cheese and watching ChaoS;HEAd episode nine. <text:s/>I'm itchy as hell. <text:s/>My head hurts now on the right side, especially behind my right eye. <text:s/>My stomach is upset. <text:s/>This is going about as well as I expected. <text:s/>I'm holding off on sweet tea until 8:20 p.m. <text:s/></text:p>
      <text:p text:style-name="Standard">7:47 p.m. - I'm a little short of breath and that's gaining. <text:s/>My facial skin feels like it's burning all around my lips and on my cheeks. <text:s/></text:p>
      <text:p text:style-name="Standard">7:49 p.m. - Now I'm gasping for breath.</text:p>
      <text:p text:style-name="Standard">8:02 p.m. - I have an increasing pain in the top right side of my head. <text:s/>I brought this pain on myself. <text:s/>I will ignore it as always. <text:s/>I choose to live the rest of my life in gallantry.</text:p>
      <text:p text:style-name="Standard">8:11 p.m. - The pain has spread to my left brow but is more concentrated on my right brow. The pain behind my right eye is still there. <text:s/>This is omnipresent rather than jolting pain. I did a set of thirty bicep curls with a twenty-five pound weight, and I'm about to do military press. <text:s/>I need to maintain my gallantry and forge the future I wish despite my foregone support from the outside world. <text:s/>I've decided to delay my ingestion of sweet tea until later. <text:s/>I shall not set a specific time. <text:s/>When I feel ready to drink a big cup of sweet tea from my Georgia Tech Buzz cup, I shall.</text:p>
      <text:p text:style-name="Standard">8:16 p.m. - I feel my strength draining away. <text:s/>I feel that I, the very essence that I call me, is painfully slipping away to a callous yet gleeful numbness. <text:s/>My forged smile is fading and rejoicing. <text:s/>I am oscillating. <text:s/></text:p>
      <text:p text:style-name="Standard">8:18 p.m. - Red slashes are coming in as the levoamphetamine fades and the dextroamphetamine continues to saturate its existence within my synapses. <text:s/>As my dopaminergic synapses are bridged, my NMDA system rejoices as it is allowed to replicate and breathe new life into me. <text:s/>I know this is only a temporary contract for which I shall have no continuity. <text:s/>I'm on the brink of tears, but my smile still holds them back. <text:s/>I am oscillating in the most lovely way which I have taught myself for myself and myself alone.</text:p>
      <text:p text:style-name="Standard">8:21 p.m. - I feel lightheaded, but also my body feels strangely weightless as well. <text:s/>My forearms feel like they're levitating in midair as I type this.</text:p>
      <text:p text:style-name="Standard">8:35 p.m. - I'm rather nauseous from oscillating withdrawal, and my coldness has turned to an unbearable heat as the dextroamphetamine continues to take hold. <text:s/>It will peak at about 9:00, and the levoamphetamine will mostly dissipate a few minutes before that. <text:s/>The ir2 equation in ChaoS;HEAd reminds me a lot of my MDA disaster back on January 4 and January 5 of 2021. <text:s/>It also reminds me of trading a full tenfold promise of fun with each individual yet connected member of an even bigger society with me. <text:s/>It's easy to make metaphors out of fun, int, ir2, and some numbers. <text:s/>I am trillions of real number, integer cells despite the two isomers of medication I just put into my sole self and the multitudes of people challenging me at every step without a promise of raising fun. <text:s/></text:p>
      <text:p text:style-name="Standard">I'll raise myself to the trillionth power in the end. <text:s/>Yet, as my prefrontal cortex processes everything, once the black serpent comes to embrace me from a crazed world, I will end up the equation (i = 1^1,000,000,000,000). <text:s/>Raising one to the trillionth power still yields one, and without a prefrontal <text:soft-page-break/>cortex, it is like I am processing everything as one with the universe: like an unborn child. <text:s/>I shall exit with a quiet, unseen dignity; I shall revert back the same way I approached just as I taught in my metaphorical tour of The Texas Chainsaw Massacre 2. <text:s/>I still carry my own achievements adorning my cellular past and held in my cells of the present. <text:s/>My triumphs adorning me shall grace me in the end with even greater force than their beginning.</text:p>
      <text:p text:style-name="Standard">8:56 p.m. - I'm drinking my glass of sweet tea. <text:s/>It's weird because it's in a plastic cup, but my mom always called them that. <text:s/>This should amplify my oscillations. <text:s/>The heat is starting to disappear from my body, but I've complicated everything by drinking sweet tea. <text:s/></text:p>
      <text:p text:style-name="Standard">9:00 p.m. - I need to tread carefully with this sweet tea. <text:s/>My head already hurts with a stabbing pain in the back like that time with the jackhammer pain. <text:s/>It's more localized like a pen's point being pressed into the back of my head rather than the feeling of a jackhammer slamming into it. <text:s/>My lips and especially my upper lip are numb. <text:s/>The rest of my body is growing numb as well. <text:s/>It's nice. <text:s/>It's like inhaling some nitrous oxide. <text:s/></text:p>
      <text:p text:style-name="Standard">9:17 p.m. - I'm super nauseous and had to cough up a bunch of phlegm in the sink. <text:s/></text:p>
      <text:p text:style-name="Standard">9:28 p.m. - I jerked it, but it wasn't super spectacular. <text:s/>My neurons are being jerked around as they are accelerating. <text:s/>I'm perceiving with concerning ambivalence.</text:p>
      <text:p text:style-name="Standard">9:56 p.m. - The delusive folk around me revoked my honest labor both within and outside myself. <text:s/>My heart aches to end my perception of these wretches destroying my life. <text:s/>George Orwell's Big Brother of "nineteen eighty-four" and 1949 is as wicked as ever. <text:s/>I'm an ore well in the eyes of some, including myself. <text:s/>But to others I am a delusive existence beyond salvation. <text:s/>The ignorance of those folk will be not only my but everyone else's downfall in these increasingly Orwellian times of electronic and radio communication.</text:p>
      <text:p text:style-name="Standard">10:10 p.m. - My smile feels artificial now. <text:s/>But after a minute, it now feels real again. <text:s/>I'm making lots of typing mistakes. <text:s/>This is fine and expected. <text:s/>The nausea from the sweet tea I drank over an hour ago is still present.</text:p>
      <text:p text:style-name="Standard">10:26 p.m. - White mouths traced with rainbows tear across my vision and change very rapidly. <text:s/>I just saw the rainbow shape of an approximately fifteen pointed star as big as my 17.3 inch laptop screen as I typed this. <text:s/>All the smiles and fanged dragon grins appear and transcend to another shape every half second or so. <text:s/>I see a smile with the eyes at the top of my laptop screen and the smile at the bottom frequently. <text:s/></text:p>
      <text:p text:style-name="Standard">10:29 p.m. They rainbow smiles are fading. <text:s/>I'm mostly getting red slashes and lattices now. <text:s/>This all times appropriately with the roughly three hour duration of dextroamphetamine. <text:s/>It feels a lot harder to peer into the outside world. <text:s/>It feels like I'm straining myself trying to look at and recognize anything now. </text:p>
      <text:p text:style-name="Standard">10:35 p.m. - It's like this motel is the Borderlands 2 BNK3R defending control core Angel meant to hold me here while the STD eats away at me. <text:s/>My control core Angel, naturally mutated PCP2 inhibition, inhibits the STD as I've found out through my usage of 3-MeO-PCP. <text:s/>This is the mechanism the wealthy wish to research and exploit. <text:s/>It's not the only one though as I've NMDA, cholinergic, and various other mutated types of neurons. <text:s/>The robot Claptrap is some wicked metaphor for this sexual violence that has been spilled upon me. <text:s/>I'm now taking Claptrap to the chambers of the siren control core Angel. <text:s/>Perhaps this is a metaphor for some sort of heart problem I could get from the STD(s). <text:s/>Perhaps it is a metaphor for my declining mental function after fucking that stripper and getting the STD(s). <text:s/>Perhaps Angel is a metaphor for the stripper herself as I am a metaphor for Claptrap. <text:s/></text:p>
      <text:p text:style-name="Standard">Depending on the interpretation, Pandora can be a metaphor for Earth or a metaphor for me while still retaining its mythological Greek roots as an object holding contents. <text:s/>Pandora as an Earth pairs with the metaphors of Claptrap as me and Angel as the stripper ESi. <text:s/>Pandora as me pairs well with Claptrap as a metaphor for the STD(s) and Angel as my naturally mutated PCP2 inhibition. <text:s/>It is easy to forge multiple metaphors out of the objects, the objects' names, and the action between them. <text:s/>That's the praise given to the ambiguous nature of poetry and other works of art.</text:p>
      <text:p text:style-name="Standard"><text:soft-page-break/>12:05 a.m. - My right temple hurts. <text:s/>I suppose this is due to the sweet tea helping me restore the problems of my "hunger strike" is wearing off now. <text:s/>I mind feels relatively hollow and it feels like my right temple is oscillating between pressure and hollowness. <text:s/></text:p>
      <text:p text:style-name="Standard">12:45 a.m. - Sweet tea glass number two feels better coming on so far. <text:s/>It still feels harder to peer into the outside world as my amphetamine withdrawal withdraws my neurons from each other. <text:s/>My vision is still pattered with shapeless rainbows unable to form much complexity. <text:s/>The rainbows trace the red slashes now. <text:s/>This proximity and coagulation means some PCP2 neurons and some proximal NMDA neurons are both being inhibited. <text:s/></text:p>
      <text:p text:style-name="Standard">1:47 a.m. - I still await human society's fulfillment of the famous adage rewritten, "Give a man a fish, he feeds for a day. <text:s/>Teach a man to fish, he feeds for a lifetime." <text:s/>Evolution naturally taught me to fish from the Earth with more complex techniques than my ancestors, yet now I must use such techniques to subvert the humanoid apes who have claimed my observable universe as their territory. <text:s/>Evolution anticipated this, and thus there are mechanisms in the human body for reclamation of sovereignty over my future, in both life and death, on Earth.</text:p>
      <text:p text:style-name="Standard">2:33 a.m. - I just ate my first milk bone dog treat in a while. <text:s/>I'll need the protein to maintain my muscular structures and the neurons within. <text:s/>It's like "death eating a cracker" according to The Texas Chainsaw Massacre 2. <text:s/>Meanwhile, all the wealth and knowledge I could use to help myself and by extension other people remains hoarded by the likes of the newfound people like Martin Shkreli and R. Kelly continuing the exploitative elitist archetypes cast by the dead Jeffrey Epstein and Michael Jackson.</text:p>
      <text:p text:style-name="Standard">5:03 a.m. - I ate my last quarter slice of cheese and drank some Luzianne sweet tea just now. <text:s/>Now my only source of essential nutrients are multivitamins without iron, sugar, sweet tea, and about ten Milk Bone dog treats. <text:s/>I need to continue to do intermittent light exercise to maintain my muscles and expend my fat. <text:s/>Soon I'm going to hop over the the store and grab some food. <text:s/>It won't take long since I'm just shopping for the essentials. <text:s/></text:p>
      <text:p text:style-name="Standard">9:24 a.m. - The pain behind my right eye is here again. <text:s/>I'm about to sleep now. <text:s/></text:p>
      <text:p text:style-name="Standard"/>
      <text:p text:style-name="Standard">February 19, 2022: 8:02 p.m. - I'm watching ChaoS;HEAd episode 11 now. <text:s/>They mention Norose Genichi as the entity behind my enslavement. <text:s/>Breaking this name down, the segments yield No Rose Gin Itchy. <text:s/>It's a crude metaphor for the government's involvement with the research of my disorder associated with no neural releases mingling among the sickly rosy STD viruses with which I have been led to be bequeathed. <text:s/>Gin is metaphor for corrupt government agents as it is used in the anime Case Closed. <text:s/>I suppose it refers to the dense, corrupting, nature of the liquor while also poking at the djinn which are oft considered quite knowledgeable. <text:s/>It's like my worst nightmare as a kid after watching that anime Case Closed. <text:s/>I never thought anyone would get this far in the modern age of mass radio and electronic communication. <text:s/>The Neo Nazi experiments' continuity despite the means to reverse them rationalizes my decision to condemn this world encompassing me.</text:p>
      <text:p text:style-name="Standard">8:47 p.m. - Watching The Texas Chainsaw Massacre 2 tour scene again, I'm reminded about the sexual metaphor. <text:s/>I think of myself as an iron butterfly that seeks a woman mate about my age or slightly older, twenty-four to thirty or so. <text:s/>To seek exploitation of children is to be a rubber man caterpillar. <text:s/>I think of my poor, ADHD childhood as wickedly manipulated to leave me in this destitute, sick, and beleaguered state. <text:s/>In some sense, I am a crawling motel caterpillar unable to evolve by the wicked iron butterflies that would rather see me remain a homeless chrysalis in a museum like that episode Dead Hobo from Case Closed.</text:p>
      <text:p text:style-name="Standard">In that tour, I'm also reminded of the malleability aspect of finding love in another. <text:s/>I'd hoped those strippers would have some lingering desire to change themselves and me for the better, and I hadn't given up hope until interacting with all the other folk around me who are determined to thrive on the misery of their fellow people. <text:s/>Changing someone for the better requires pleasant, persistent memorization in touring external concepts through internal neurons, thereby teaching a loved one <text:soft-page-break/>pleasantry and distaste over time. <text:s/>It's a great touch that Mr. Bubba never touched Stretch, and nobody else ever touched her until her "new music", learned fear, had thoroughly incubated. <text:s/></text:p>
      <text:p text:style-name="Standard">The people misusing the name of my disorder for sadistic prescriptions seek much the same seemingly endless fear and misery. <text:s/>In fact, even after death these governments and gangs' abuse of the human race will carry over into the next generation as those lessons are solidified in the epigenetic changes in their reproductive sperm and egg cells. <text:s/>The awful experiments done here have forever changed for the worse the course of my life. <text:s/>Anyone who manages to successfully read this material will also carry that weight into their own neurons, reproductive cells, and even to a lesser degree other connected cells like white blood cells. <text:s/>Eventually, the destructive actions of Neo Nazi groups of the world will not be tolerated and the truth of evolution will drown their blaze in the new flood of the Earth of God. <text:s/>Even if people destroy this planet through nuclear fusion chain reaction explosions, the ease with which simple one proton hydrogen atoms will bond with more complex oxygen atoms to once again create life similar to our present day. <text:s/>Unfortunately, such creations will still not escape the final survivable emission of photons from the sun. <text:s/>Life on Earth must eventually move beyond this sun or face certain destruction. <text:s/>Over time life could evolve without the need for photons from a distant star. <text:s/>There is also no reason cells could not form from other liquid materials. <text:s/>Cells need liquidity for fast transmission of information since they move with less energy than something like a rock. <text:s/>Cells learned to move electrons to communicate even faster. <text:s/>Despite technological advances, as space in the universe is finite and limited just as all things, so too must be my intertwined time. <text:s/></text:p>
      <text:p text:style-name="Standard">11:40 p.m. - My jaw is loosening on the bottom left. <text:s/>I suppose it has something to do with my amphetamine treatment since I've felt it before. <text:s/>Once it popped out of place randomly when I was in high school, and I had to pop it back in. <text:s/>It was a weird moment since I was just in my room like I am now. </text:p>
      <text:p text:style-name="Standard">2:49 a.m. - I put a little bit of Optimum Nutrition preworkout into my sweet tea to make watermelon Luzianne sweet tea. <text:s/>It tastes phenomenal like when I loaded blueberries into my sweet tea. <text:s/>The blue raspberry preworkout would probably make even better sweet tea; artificial fruit flavors taste better.</text:p>
      <text:p text:style-name="Standard">4:23 a.m. - I'm cleaning up the famous PsychonautWiki pages on methamphetamine and MDA so nobody bothers damaging themselves like me. <text:s/>Not all of the damage I did is reversible as can be seen in the facial damage of long term meth users. <text:s/>I'm like a solitary think tank pushing ideas to the world, although I'm by no means politically informed, and I don't intend to keep this journal public forever. <text:s/>I've only published it because my back is to the wall.</text:p>
      <text:p text:style-name="Standard">7:33 a.m. - I applied for Panasonic.</text:p>
      <text:p text:style-name="Standard"/>
      <text:p text:style-name="Standard">February 21, 2022: 12:25 a.m. - I applied to the Bill and Melinda Gates Foundation (Gf). <text:s/>It's getting slightly strange to keep my journal dates straight as I intended them to roll past 12 a.m. when I stayed up that late. <text:s/>I'll get used to it.</text:p>
      <text:p text:style-name="Standard">3:14 a.m. - I'm doing these quizzes on Coinbase while learning about these new currency models called AMP and FETCH. <text:s/>AMP is a speedy collateral that will become obsolete as the currencies like Bitcoin achieve faster computation of their security due to faster processors and faster networks. <text:s/>Bitcoin already has much faster transaction times than its launch. <text:s/>FETCH is simply an expensive, peer reviewed method of running code on an external server, the cloud.</text:p>
      <text:p text:style-name="Standard">Investing and holding money in these currencies will be declared illegal soon just like it was in China. <text:s/>All of the goals of cryptocurrency can be accomplished more efficiently by anonymizing the current national currencies. <text:s/>The records can be held by the executive branch of the government, but a decryption key could be held by the court system in case criminals need to be investigated. <text:s/>Banning these alternative currencies is necessary to stabilize the economy and prevent corporations from destabilizing the US Dollar by generating too many currencies in which to have faith. <text:s/>I invested money and made about $5000 in one trade, but I refuse to invest anything else. <text:s/>I'm traded out. <text:s/>As I expect all alternative currencies to face a ban with the rising inflation rates that are now 7% rather than <text:soft-page-break/>the typical 2-3%, I intend to earn my money through my traded labor and artistic entrepreneurial ventures. <text:s/>The peer review aspect of the blockchain could be useful for ensuring integrity of operations in the eye of the public. <text:s/>For example, ensuring integrity of the BitTorrent network requires verifying a computed hash of the data transferred. <text:s/>However, that has limited applications, and I can't actually think of one.</text:p>
      <text:p text:style-name="Standard">5:15 a.m. - I applied to Oculus with Facebook which is apparently now Meta. <text:s/>I also applied to AmeriSave, Volt, Magic Leap, Neato Robotics, </text:p>
      <text:p text:style-name="Standard">7:28 a.m. - I sold the remaining Monero I was holding from my last conversion of BTC to Monero. <text:s/>I bought Ramen and eggs with it. <text:s/>I started getting super itchy all over my body at about 7 a.m. when I should have taken my medicine. <text:s/>The extra withdrawal is kicking in from my fling with my amphetamine reserves. <text:s/>My head hurts a little and I'm out of focus. <text:s/>It's fine though. <text:s/>This isn't so bad compared to my other experiences. <text:s/>It's to be expected.</text:p>
      <text:p text:style-name="Standard">7:57 p.m. - I woke up at about 7 p.m. <text:s/>Behind my right eye hurts again. <text:s/>I wonder what that is. <text:s/>I suppose it is some visual mechanism being impacted by my withdrawal. <text:s/>The red slashes and lattices still adorn my vision. <text:s/>The lattices are usually blue, but they can be green, purple, or pink. <text:s/></text:p>
      <text:p text:style-name="Standard">10:19 p.m. - My head still hurts in my forehead and behind my right eye. <text:s/>That's my eye that's always been closed a little more than the left. <text:s/>I suppose that's from my mom's fiasco with alcohol and tobacco. <text:s/>My lips also are thinner than other folks, a fact pointed out to me a while ago by Kim Dortch from Columbus High School. <text:s/>Those are telling of Down Syndrome, but luckily my mental damage from the womb is still rectifiable with amphetamine, whereas for others their neural damage is by some other mechanism that cannot be taught through consistent use of drugs. <text:s/>There are some neurons that cannot learn simply by bridging a synapse in the body. <text:s/>Despite my great pain, I am thankful for the ability to feel great pleasure in my disorder. <text:s/>Still, I wish I did not always leave my room or prepare to leave while always thinking I'm leaving something pertinent behind. <text:s/>I always think I should turn back while I walk down the hallway because I think I'm missing something. <text:s/>I always long for something more, and it's due to my permanent disorder and permanent amphetamine addiction.</text:p>
      <text:p text:style-name="Standard">2:39 a.m. - I hate this place and its manufactured misery. <text:s/>I strive to escape it, but I am unable with my limited resources. <text:s/>I shall seize the means of production of my happiness for myself one last time.</text:p>
      <text:p text:style-name="Standard">3:31 a.m. - I keep writing that last paragraph over and over in different words. <text:s/>It's fine. <text:s/>Dying is easy, and it's just like going to that home I want. <text:s/>I don't deserve this. <text:s/>I've never aimed to make anyone suffer, and I've never fucked up anyone's life through the mistakes I've made related to my disorder, including the fuckups during my time with COVID-19, the unknown STD's, and the experimentation for fixing my ADHD. <text:s/>It's hard to enumerate the worst day of my life, but it was probably my suicidal MDA problem on January 4, 2021, or one of those suicidal days that blend together back in late 2017 and early 2018 where I was fixing my 10 years off my ADHD medication. <text:s/>This isn't the worst time of my life. <text:s/>This is the worst prospect for my future in my life. <text:s/>The only other one that comes close was when I lived for three months without power at my house and always wondered when my mom, Bruce, and me would be homeless.</text:p>
      <text:p text:style-name="Standard">5:27 a.m. - In the massive timeline of my existence, it's irrelevant whether I die today or in sixty years. <text:s/>I was dead for billions of years, and I was perfectly fine for that. <text:s/>I'll be perfectly fine and unaware for the next few billion years whether I transcend into that state of unawareness in a few days or a few decades. <text:s/>Despite my worries for my wellbeing in my future, I applied to Sam's Club, Signal, and Niantic.</text:p>
      <text:p text:style-name="Standard">6:56 a.m. - My right eye still hurts and feels empty sometimes. <text:s/>All the NMDA hallucinations are still there. <text:s/></text:p>
      <text:p text:style-name="Standard"/>
      <text:p text:style-name="Standard">February 22, 2022: 8:02 p.m. - <text:s/>I applied to Bethesda Softworks. <text:s/></text:p>
      <text:p text:style-name="Standard">10:17 p.m. - I updated a bunch of stuff on my resume like adding hyperlinks and changing from using Google Drive to using a local LibreOffice odt file. <text:s/>It's been a long time since I've gone a day without <text:soft-page-break/>taking a shower. <text:s/>I'm going to not take a shower today since I haven't moved from this chair and my bed. <text:s/>I just applied to Rockstar Games, 4A Games, Ubisoft, and Shure.</text:p>
      <text:p text:style-name="Standard">6:21 a.m. - I applied to NCSoft, Wargaming, Respawn from EA, and Raven Software.</text:p>
      <text:p text:style-name="Standard">9:18 a.m. - I applied to Toys for Bob since I want to work on Spyro. <text:s/>It hasn't been great since Spyro 3 in my opinion. <text:s/>The remake of Spyro 3: Year of the Dragon is superior to the original, so I think I could put in some great work there. <text:s/>I've been playing Spyro since Bruce picked it up for me when I was like five years old. <text:s/></text:p>
      <text:p text:style-name="Standard"/>
      <text:p text:style-name="Standard">February 23, 2022: 11:21 p.m. - I applied to Sledgehammer Games. <text:s/>I was inspired by their logo to add a hover effect to my main website logo. <text:s/>It now inverts from a white blue electric brain to a dark pink and black brain. <text:s/>It gives a nicer look at the other parts of the brain that were obscured by the brightness.</text:p>
      <text:p text:style-name="Standard">2:19 a.m. - I applied to ProbablyMonsters.</text:p>
      <text:p text:style-name="Standard">My new indeed GET request after they changed the GET query format: </text:p>
      <text:p text:style-name="Standard">https://www.indeed.com/jobs?q=software+Engineer&amp;l=washington&amp;radius=100&amp;jt=fulltime&amp;explvl=entry_level&amp;sort=date&amp;limit=50&amp;sr=directhire</text:p>
      <text:p text:style-name="Standard">4:48 a.m. - I applied to GSC Game World. <text:s/>They're in Ukraine, so it might be hard to get the job, but they need localization assistance for the United States, especially given their new big release, STALKER 2. <text:s/></text:p>
      <text:p text:style-name="Standard">5:03 a.m. - I'm applying to some indie studios. <text:s/>I just applied to Sonderlust Studios and Golem House. </text:p>
      <text:p text:style-name="Standard"/>
      <text:p text:style-name="Standard">February 24, 2022: 10:37 p.m. - I'm proceeding with the food stamps. <text:s/>I had to get additional information about my loans from Jacob. <text:s/>Counting the $50 he loaned me today, he's loaned me $725 so far in total. <text:s/>This morning at about 7 a.m., my forehead was moving around like crazy in all directions like it was a liquid moving around without breaking surface tension in a shallow cylinder a few millimeters thick. <text:s/>It was uncomfortable and felt like a regression from my cessation of amphetamine. <text:s/>It also times well since it was 7 a.m.</text:p>
      <text:p text:style-name="Standard">11:35 p.m. - I fixed the HTTP to HTTPS redirection on my website. <text:s/>I don't think I ever got it to work, and I only just now noticed that HTTP doesn't redirect on Firefox mobile. <text:s/>I also added titles to my home screen image reel. <text:s/>I was inspired by Serebii.net to allow my footer Neopets avatar to be clickable and return the user to the top of the page. <text:s/>I'm changing my website's font to Linux Libertine. <text:s/></text:p>
      <text:p text:style-name="Standard">2:42 a.m. - It took four hours to update my website.</text:p>
      <text:p text:style-name="Standard">4:38 a.m. - I applied to ASUS using their general application since I couldn't find any good open positions. <text:s/>I think their ROG phone could be even better if they ditched the gimmicks like the rounded screen corners. <text:s/></text:p>
      <text:p text:style-name="Standard"/>
      <text:p text:style-name="Standard">February 25, 2022: 10:23 p.m. - I feel I'm wasting my time. <text:s/>The person who wrote and programmed F.M.A. feels so far away from me now, and the sequel I have planned feels even farther away. <text:s/>I must recognize I still have these innate talents that only need to be awakened by my medication. <text:s/>The release of my writing abilities is awaiting me. <text:s/>As I wait, my other talents such as PCP2 inhibition also await me for my next round of amphetamine treatment. <text:s/>But without my amphetamine medication, am I doomed to endlessly fail in these arbitrary "tests" of my programming abilities? <text:s/></text:p>
      <text:p text:style-name="Standard">It still hurts to drink sweet tea. <text:s/>It makes me miss my amphetamine so much I cry. <text:s/>The red crevices adorn my vision all around now as I begin to peak on the sweet tea. <text:s/>They've been there for two months now. <text:s/>I suppose I made my choice as did everyone else. <text:s/>Their unwillingness to trade and acknowledgement of their material hoarding will be their undoing if not by me then by another.</text:p>
      <text:p text:style-name="Standard">4:21 a.m. - I applied to Mihoyo, the Chinese company behind Genshin Impact.</text:p>
      <text:p text:style-name="Standard"><text:soft-page-break/>10:24 a.m. - Things still move, morph, and take other shapes in the corner of my eyes. <text:s/>While preparing my Ramen and eggs on the kitchen counter, my box encased forty pound dog food bag with a five pound weight and empty paper towel roll on top morphs into an image of me holding my head in pain and staring at the ground. <text:s/>It's symbolic of part of my inner world. <text:s/>In addition to the red slashes, I still see swirls of single colors moving around my vision sometimes. <text:s/>My skin crawls like crazy all over. <text:s/>My head hurts in the center of my forehead.</text:p>
      <text:p text:style-name="Standard"/>
      <text:p text:style-name="Standard">February 27, 2022: 3:53 a.m. - I finally finished my v1.1 update for Speed Timer which I briefly started working on at 6 a.m. last night. <text:s/>I still can't get portrait mode in Android working, so I opened a GitHub issue.</text:p>
      <text:p text:style-name="Standard">Visual Quality of Life Update: Prophet Launcher v4.5 notes:</text:p>
      <text:p text:style-name="Standard">Added gameplay statistics: time played, games played, highest score, enemies killed, final bosses killed</text:p>
      <text:p text:style-name="Standard">Custom controls for keyboard and controller input</text:p>
      <text:p text:style-name="Standard">Window transparency option for even better custom backgrounds</text:p>
      <text:p text:style-name="Standard">Updated the visual style of the anime girl skin, Fuchsiakura</text:p>
      <text:p text:style-name="Standard">Boss projectiles now move in a parabolic shape to surprise the player</text:p>
      <text:p text:style-name="Standard">Added differing bullet velocities</text:p>
      <text:p text:style-name="Standard">Updated some colliders to use custom polygon shapes</text:p>
      <text:p text:style-name="Standard">Added fade out animation for fireball and some particles</text:p>
      <text:p text:style-name="Standard">Updated file selection dialogs to match my new theme from Speed Timer</text:p>
      <text:p text:style-name="Standard">Verbosity update</text:p>
      <text:p text:style-name="Standard">Node tree optimization</text:p>
      <text:p text:style-name="Standard">UI updates: symmetry, font size, font super sampling and down sampling, and matching popup close button theme</text:p>
      <text:p text:style-name="Standard">Balancing updates: speed upgrades are more gradual, decreased cannon fodder soul reward from 25 to 20, increased some bosses' HP and speed</text:p>
      <text:p text:style-name="Standard">Bug fixes: custom map text not saving, generated map props' removal not processing during game pause, fire rate not updating in weapons description popup, imported background path not saving, custom prophets move head shot location from typical Zombie Jesus locale</text:p>
      <text:p text:style-name="Standard">Godot Engine update: 3.3.4 -&gt; 3.4.3</text:p>
      <text:p text:style-name="Standard"/>
      <text:p text:style-name="Standard">February 28, 2022: 1:39 a.m. - Speed Timer v1.2:</text:p>
      <text:p text:style-name="Standard">Android version</text:p>
      <text:p text:style-name="Standard">3:38 a.m. - I applied to Microsoft for their neurodiversity hiring listing. <text:s/>I remember when I first started sending out applications, I said I didn't have a disability because it wasn't on the list of things like Autism and HIV. <text:s/>After some more thought, I realized my disorder of ADHD is a debilitating disorder that should be mentioned for government records for fair employment. <text:s/>I've been choosing not to disclose that information for most of my applications. <text:s/>Now, I've decided it's in my best interest to note I do have a disability on my job applications. <text:s/>There are extensive medical records and even things like radioligand testing that could be done to show I have ADHD. <text:s/>Brain scans might even be sensitive enough to show the oscillations in my neural abilities. <text:s/></text:p>
      <text:p text:style-name="Standard">Staying up all night is great. <text:s/>Over the past week, I've been putting in work on my website, Speed Timer, and Prophet Launcher. <text:s/>It's unfortunate that even though I know I will rise from the neural oscillations and depressions of my amphetamine addiction intertwined with my ADHD, it still feels like I'll stay in my current state forever. <text:s/>I get really itchy all over my body after 7 a.m., and it's been about thirty-five days. <text:s/></text:p>
      <text:p text:style-name="Standard">11:22 p.m. - I just woke up and showered an hour ago. <text:s/>What I don't like about episodes of Family Guy in season 4 and later are the mindless noises characters make which take up the space of good dialog I could have running in my background.</text:p>
      <text:p text:style-name="Standard"><text:soft-page-break/></text:p>
      <text:p text:style-name="Standard">March 1, 2022: 12:21 a.m. - Here I'm deviating from my typical date format aligning with my sleep schedule. <text:s/>I still have numbness, red slashes, lattices, and milky rainbow twines moving around me. <text:s/>Sweet tea will bring my amphetamine addiction to light with more tears.</text:p>
      <text:p text:style-name="Standard"/>
      <text:p text:style-name="Standard">March 2, 2022: 3:02 a.m. - My phone will cease to be functional soon. <text:s/>My dog is running out of food. <text:s/>I am running out of food. <text:s/>There doesn't appear to be any point in continuing my failure of a job search the past 18 months. <text:s/>Clearly the rich folk have some sort of continuity of their sadistic plan that has been facilitated the past 19.5 months after I got that STD. <text:s/>If I am to be kept in a dark, it shall not be among the living. <text:s/>If I am to die, it shall not be more slowly than the last decree of the people around me. <text:s/>I shall die better than I lived.</text:p>
      <text:p text:style-name="Standard">I thought the age of mass communication would be used for my benefit. <text:s/>Clearly it is being used to force me into servitude serving the sadistic desires of the wealthy and middle class while remaining completely arbitrary in my perspective. <text:s/>As I've noted before, the awful experimentation and sadism practiced here will not be nearly as tolerated by future victims. <text:s/>My website is paid for through May, so I'm running out of time to even spread my message to those who will need it as much as I could have used such knowledge. <text:s/>If I had known I would be lured to a strip club by mass exclusion and propaganda then corralled to destitution and newfound disease experimentation, I would have taken my fifty thousand dollars and fled to Seattle rather than remain subjugated in Atlanta. <text:s/></text:p>
      <text:p text:style-name="Standard">The blind eye turned here is a repetition of the Nazi rise to power in crowded Europe. <text:s/>I never expected such things to occur in the heart of the United States of America with the most permissive freedoms of the nigh two hundred countries in the entire world. <text:s/>Yet I have continued to stack evidence that I am a mere pawn rather than any sort of equal to these people. <text:s/>The job applications now serve as some sort of literacy test reincarnating the times before the civil rights movement in the 1960's. <text:s/>The sharecropping and tenement housing hidden behind a Googleplex "campus" and Extended Stay America "goodwill" reconstruct the post civil war caste system of America. <text:s/>Learning from the mistakes of their predecessors, my enemies will slowly assume power over their individual peers as the masses are blinded to their treachery. <text:s/>Eventually, life in America will suffer a reversion just as life remains in India: the arbitrary caste system will be forced onto numerically drowned subjects of the massive ruling class to appease their growing lust for human violence.</text:p>
      <text:p text:style-name="Standard">8:30 a.m. - I added some stuff to PsychonautWiki. <text:s/>It's nice having a big encyclopedia of drugs. <text:s/>I added some information on amphetamine's neurogenesis effect. <text:s/>Neurogenesis is the generation of new neurons in the human neural network. This can enhance reading comprehension through the creation of new norepinephrine related neurons and enhance motivation through the creation of new dopamine related neurons. These neurons communicate through electrical signals flowing through synaptic electric gaps bridged by neurotransmitters like norepinephrine, dopamine, and adrenaline. However, the quantity of neurons is not the only important factor in determining the speed and quality of internal communication in the human body; neurons' quality for performing their proper function like release and reuptake of neurotransmitters is also a factor, especially in disorders like attention deficit hyperactive disorder (ADHD) and schizophrenia. Most natural neurogenesis occurs in children and most natural neurodegeneration occurs in the elderly, but drug induced neurogenesis and drug induced neurodegeneration can be garnered at any age.</text:p>
      <text:p text:style-name="Standard">10:21 a.m. - I started getting super itchy ten minutes ago. <text:s/>I also drank a cup of sweet tea about ten minutes ago. <text:s/>It's been increasing in intensity.</text:p>
      <text:p text:style-name="Standard"/>
      <text:p text:style-name="Standard">March 3, 2022: 12:05 a.m. - I suppose if my continued poverty for the next fifty to sixty years of my life is defined by my failed attempts to break my poverty cycle the past 18 months, I have no choice but to follow the footsteps of the German reparations in the face of the League of Nations. <text:s/>This will inevitably end in my death or permanent imprisonment, although the latter is not so bad considering I <text:soft-page-break/>will not be required to work and will receive free medical treatment, food, water, and shelter. <text:s/>Perhaps my exile to prison could harbor a future like Napoleon's return from Corsica. <text:s/>With all my talent contained in my massive portfolio, my 4.5 year degree from a top ten university, and adversity overcome through a rise from poverty and a lifelong disorder of neurodegenerative ADHD, I am still doomed to fail at the hands of a sadistic society. <text:s/>Those who do not fare so well as me in school are doomed to suffer even more at the hands of those folk, and with rising population, their misery will be even more clouded by the vast numbers of sadistic people communing to exact an agonizing toll from a rigidly unwavering class of poverty. <text:s/></text:p>
      <text:p text:style-name="Standard">In light of this and the consequences of slighting an individual, I can only give one small piece of advice before my eternal farewell. <text:s/>I'll stand behind my people, and I'll give them a good push out of their nest just like a momma bird. <text:s/>If they won't leave the nest, I'll wait until they're not looking and give them an even bigger push from behind. <text:s/>If these people can't or won't fly, they'll hit the fucking ground. <text:s/>It's like pushing a child into the pool to teach them to swim. <text:s/>I don't like playing Big Momma to a dastardly society, but I'll do it because I love these people to death. <text:s/>I also love myself to death, so I'll sacrifice these folk to get what I need.</text:p>
      <text:p text:style-name="Standard">12:57 a.m. - My left bottom jaw has hurt since I woke up at about 11 p.m. <text:s/></text:p>
      <text:p text:style-name="Standard">2:02 a.m. - That pain in my left lower jaw is decreasing now, but it remains. <text:s/>Back in late December when I was fueling my hatred of the outside world and building adrenal resources, I hung up objects around my room to inspire me while marathoning The Texas Chainsaw Massacre 2. <text:s/>On my window, I hung up a shirt upon which I scrawled the various affronts on me by black and latino gangs. <text:s/>On my door bolt lock, I hanged via clothes hanger my suit and tie with a doctor's mask over where the face should be. <text:s/>Behind my bed I lay my Bachelor of Science in Computer Science degree, a photo of my mother taken before I was born, and a commemorative framed picture saying, "I LOVE HOES" eight times which I bought in August 2020. <text:s/>It's a lot harder to get evidence of the stalking by various white gangs. <text:s/>The people sitting around and outside Publix and just watching are creepy. <text:s/>I've decided to add a picture of my mother and the degree together to my website. <text:s/>On a side note, I still have red slashes and entrancing lattices on my vision, although they are continuing to slowly fade.</text:p>
      <text:p text:style-name="Standard">5:40 a.m. - I worked on Prophet Launcher for the past three hours now, and I've been increasing my cute anime girl drawing skills. <text:s/>Drawing cute anime girls is a lot harder than drawing badass looking male characters. <text:s/>The eyes take a bit of practice, and I'm definitely still learning. <text:s/>I've been using several renderings of Dark Magician Girl from Yugioh as my models.</text:p>
      <text:p text:style-name="Standard">8:12 a.m. - I saw on the news the Russians are not picking up their fallen comrades from the battlefield. <text:s/>I respect that. <text:s/>This is a a good strategy for atheists and gives atheists an edge over the religious who have ideals to "save" their dead brethren. <text:s/>I don't see it as a sign of disrespect. <text:s/>Life should be celebrated, and as those dead people are now no more conscious than rocks on the moon, it is best to celebrate those memories held of their life. <text:s/>I would not embalm and place my dead mother in a trophy case. <text:s/>I think it is disrespectful and short sighted to Earth and its life cycle which depends on recycling the resources of dead animals. <text:s/></text:p>
      <text:p text:style-name="Standard">It is best and most honorable to let Earth reabsorb the dead soldiers. <text:s/>I still respect the temporary honoring of dead brethren in ceremonial funerals and such, but I think it is best to remember them and honor them without "stealing" their bodily resources from Earth's life cycle. <text:s/>I wouldn't cremate my body if my cells weren't so valuable from their mutations. <text:s/>I'd say to throw my body in some ditch somewhere so it could grow trees!</text:p>
      <text:p text:style-name="Standard"/>
      <text:p text:style-name="Standard">March 4, 2022: 5:39 a.m. - My lower left jaw didn't stop hurting until I woke up at 11:20 last night.</text:p>
      <text:p text:style-name="Standard">6:43 a.m. - I don't have T-Mobile service anymore since I don't have any money. <text:s/>I'm using Google Voice on my Asus ROG Phone II using the limited ESA wifi available to me. <text:s/>It only works on my phone and still cuts out on some timer. <text:s text:c="2"/>I changed my Microsoft application to use that phone number, and I applied to Netflix, Epic Games.</text:p>
      <text:p text:style-name="Standard"><text:soft-page-break/>12:37 p.m. - I ate just shy of half of my amphetamine reserve of 11 mg and licked its small baggy.. <text:s/>I finished watching Home Movies, and now I have an oscillating head pain. <text:s/>It's also harder to see. <text:s/>I only ate about 15-20% of my normal dosage so that's why. <text:s/>I see more rainbows which is awesome. <text:s/></text:p>
      <text:p text:style-name="Standard">1:07 p.m. - Space is finite and discrete, and it has always existed without the need for the human fabrication called time. <text:s/>Creation cannot exist because infinite recursion is impossible, so everything that has ever existed must be finite in extent. <text:s/>Time is a human perspective of the movement of space. <text:s text:c="2"/>Because space is discrete, it is dependent on discrete, consistent movements at its most basic unit. <text:s/>If two particles have a different velocity, particle one of space moves a unit, the other particle two must stay still. <text:s/>Particle one moves another unit of space, and then particle two moves a unit of space. <text:s/>If particle one becomes adjacent to particle two, it can move particle one. <text:s/>The space of universe would tick like a clock, and this property of the universe's matter to tick would be called time, despite the particles' necessity for "instant transmission" like in Dragon Ball Z.</text:p>
      <text:p text:style-name="Standard">In reality, there is no physical piece of matter that is "time", and as it is a quantity that is not measurable, it cannot be called "infinite". <text:s/>How then would every single movement of every particle that has ever existed be counted? <text:s/>It cannot as there is a finite amount of matter with which to count and there are many more movements of matter than the amount of matter in space. <text:s/>How? <text:s/>Movements in space are traded for units of matter, likely through the actions of light. <text:s/>Given the change in the energy and thus spacial movement potential of a particle is proportional to its change in mass, the smallest divisible movement of the equally smallest divisible unit of matter could be a sacrifice of a unit of matter like light. <text:s/>Given light always moves a finite and constant amount of space without stopping but only transferring energy to matter, the movement of space is likely caused by the sacrifice of photons. <text:s/>This sacrificial oscillation of the existence of photons and energy of matter would be perceived as the perception of time. <text:s/>Because light is discretely sacrificed and thus emitted from matter through black body photon radiation, light will always exist to mediate the discrete movement of space. <text:s/>Thus time is merely a discrete measurement of the movement of space in relation to the discrete and constant movement of light. <text:s/>As the change in energy is proportional to the change in matter as a multiple of the speed of light squared, a change in time can also be expressed as the change in energy induced by the absorption or emission of a light particle ticking the space of the universe with its constant movement of 300,000,000 meters per second, an unknown amount of discrete movement through space.</text:p>
      <text:p text:style-name="Standard">This discrete and regularly performed function to possibly move must be some intrinsic property of the universe like the existence of matter. <text:s/>What spacial information stores spacial information about the existence of space? <text:s/>And what would store information about that information storing the information about space? <text:s/>It is in line with the questions of how many gods created how many gods and why there cannot exist an infinity. <text:s/>There are intrinsic properties of the universe governing matter just as matter "just exists". <text:s/>What would this smallest unit of space and thus its occupying matter look like? <text:s/>Would it be cubical or spherical? <text:s/>It would probably be the latter given gravitational attraction. <text:s/>The property of gravitational attraction through vacuums would be another intrinsically governing law of the universe unless it is discovered there are some discrete particles governing its attractive pull. <text:s/>The magnetic force from electrons is another interesting force that looks to be some intrinsic property of the universe. <text:s/></text:p>
      <text:p text:style-name="Standard">Because it is a rule that finite matter and finite energy are always discretely trading with a relation to finite light, there need not be a "beginning" nor an "end" to the universe and its rules. <text:s/>What about the beginning trade of energy and matter? <text:s/>There is no beginning to the movement of matter and energy just as there is no beginning to the existence of matter, vacuum space, energy, and light. <text:s/>Isn't it interesting humans can live to witness over one hundred years measured by the movement of light and matter around the human brain? <text:s/>It can be measured now, but as the matter, energy, and light in the human body disintegrates, matter, energy, and light will be as they have always been: trading. <text:s/>Living "forever" would then be possible, yet it will still not be possible to count every trade made with matter and energy using the finite amount of resources. <text:s/>Trades will be "forgotten". <text:s/>There is a finite amount of <text:soft-page-break/>combinations of matter, energy, and space, and thus eventually there will be a repetition of a state of the universe. <text:s/>Perhaps there will exist another configuration of space with my exact biological makeup contained in the discrete units of matter and energy. <text:s/>It is unfortunate this configuration of biological matter and energy will not be "me" in the sense it will not contain my matter and energy. <text:s/>My existence will be erased even if the state machine of the universe reconfigures its matter and energy to this specific arrangement. <text:s/></text:p>
      <text:p text:style-name="Standard">The universe must be in a loop of generating states because there is a finite configuration of possible trades for matter and energy. <text:s/>Thus, because this universe state existed, there will be another configuration of the universe in this state as the universe rotates through its discrete and finite combinations of matter and energy. <text:s/>I will never again exist as I know myself, and the universe will still be dead to me in the future as it was dead to me in the past. <text:s/>Given the harsh nature of sacrificial resource acquisition in the sparse universe, it is unlikely any entity would live very long. <text:s/>Entities living longer than the lifespan of humans would still be subject to the universe's rotation through its discrete amount of possible states. <text:s/>Some sort of biological entity as large as star still must trade with the universe around it and thus it must repeat some state at some point. <text:s/>Even small entities like viruses can destroy much larger entities like organisms. <text:s/>Given organisms are giant calculators, they are doomed to their calculated fates. <text:s/>Even though human "choice" exists by cognitively and thus neurally valuing one option over another, that choice is still calculated by this discrete universe. <text:s/>It is not good for the temporary human body to feel disdain that its choice is determined by a finite, predetermined world that operates like a computer program. <text:s/>I should not feel bad that I am to die and never again perceive the universe and its <text:s/>naturally mechanistic states. <text:s/></text:p>
      <text:p text:style-name="Standard">I never really tried to imagine the universe like this until now. <text:s/>I had always deferred it to when I would inevitably study physics again in a redefined, clearer light. <text:s/>In any case, it does me no good as I have proven the universe will not continuously but continually rotate through its finite amount of possible configurations.</text:p>
      <text:p text:style-name="Standard"/>
      <text:p text:style-name="Standard">March 5, 2022: 5:01 a.m. - 2.5 months ago, I applied to Nike, so I'm not reapplying. <text:s/>I applied to Twitch. <text:s/>A few jobs places like GE Digital and MyWorkdayJobs are doing maintenance from 2 a.m. to 10 a.m. EST.</text:p>
      <text:p text:style-name="Standard">Infernight v2.0 notes:</text:p>
      <text:p text:style-name="Standard">Custom controls backported from origin in For My Aspect</text:p>
      <text:p text:style-name="Standard">Added spark runs (games played) and spark time (time played) statistics in line with my latest work on Prophet Launcher</text:p>
      <text:p text:style-name="Standard">Added custom theming of the UI buttons and popups</text:p>
      <text:p text:style-name="Standard">Added start sound</text:p>
      <text:p text:style-name="Standard">Improved spark visual with randomized starting particle angles</text:p>
      <text:p text:style-name="Standard">Improved fiery DNA visual</text:p>
      <text:p text:style-name="Standard">For an improved portrait mode, score and pause UI elements as well as Essence now rotate with Inverted Camera option</text:p>
      <text:p text:style-name="Standard">UI symmetry and theme updates</text:p>
      <text:p text:style-name="Standard">Font mipmaps and filtering for better scaling</text:p>
      <text:p text:style-name="Standard">Node tree structure optimization</text:p>
      <text:p text:style-name="Standard">Godot Engine updated 3.3.4 -&gt; 3.4.3</text:p>
      <text:p text:style-name="Standard">11:02 a.m. - My NMDA numbness, red slashes, and colored lattices are coming in again on schedule since I ate a little bit of amphetamine about 24 hours ago and reset my addiction clock back a little. <text:s/>My upper lip is pretty numb. <text:s/>My head pain is there but feels overshadowed a good deal by my numbness. <text:s/>The fringes around my eyes itch like crazy. <text:s/></text:p>
      <text:p text:style-name="Standard">12:49 p.m. - Prophet Launcher v5.0 notes:</text:p>
      <text:p text:style-name="Standard"><text:soft-page-break/>Bug fixes: total time played sometimes using integer division instead of modulus, custom controls not loading at startup</text:p>
      <text:p text:style-name="Standard"/>
      <text:p text:style-name="Standard">March 6, 2022: 4:42 a.m. - I applied to Memorial Sloan Kettering Cancer Center, GE Digital. <text:s/>I used the wrong phone number though, so I'm going back to update that. <text:s/>I just applied to Amperity, Xealth, and Wyze. <text:s/></text:p>
      <text:p text:style-name="Standard">6:37 a.m. - I checked for an Infernight resource not loading in folder using the Godot log files generated by running an exported Infernight.exe. <text:s/>I was referencing the old name, "fire-matrix-white", of my texture resource "fire-matrix". <text:s/>File type references are a great example affirming my personal convention of excluding exterior sentence punctuation from quotes. <text:s/></text:p>
      <text:p text:style-name="Standard">11:35 a.m. - I applied to Convoy, Mercari, Searchspring, and The Pokemon Company.</text:p>
      <text:p text:style-name="Standard"/>
      <text:p text:style-name="Standard">March 7, 2022: 10:30 a.m. - Based on traffic to my website, I'm going to try applying to software engineering jobs in Ashburn, VA. <text:s/>California has the highest average session time, so I'll try there more often even though I'd rather live closer to my final destination of Seattle, WA. <text:s/>Google Analytics only tracks people without any adblocking, so I suppose that explains my low proportion of registered visits from Seattle. <text:s/>Ohio also gets a lot of visits, so I'll try there too. <text:s/></text:p>
      <text:p text:style-name="Standard">After looking, I can't find much there. <text:s/>I think it's best to stick to the west coast in my searches.</text:p>
      <text:p text:style-name="Standard">1:37 p.m. - I applied to Intel.</text:p>
      <text:p text:style-name="Standard">4:19 p.m. - Wakko's Wish was a nice movie. <text:s/></text:p>
      <text:p text:style-name="Standard"/>
      <text:p text:style-name="Standard">March 8, 2022: 5:51 a.m. - I applied to Multiverse the game company after seeing an ad on itch.io.</text:p>
      <text:p text:style-name="Standard">8:32 a.m. - My earlier estimates for the length of time I have my server is wrong. <text:s/>I have 6 more months of server time with DigitalOcean, so I have until September.</text:p>
      <text:p text:style-name="Standard">EdEddnEddy-S4E26</text:p>
      <text:p text:style-name="Standard">TPB-JailE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3-08T12:39:12.102000000</dc:date>
    <meta:editing-duration>PT2H33M36S</meta:editing-duration>
    <meta:editing-cycles>111</meta:editing-cycles>
    <meta:generator>LibreOffice/7.2.1.2$Windows_X86_64 LibreOffice_project/87b77fad49947c1441b67c559c339af8f3517e22</meta:generator>
    <meta:document-statistic meta:table-count="0" meta:image-count="0" meta:object-count="0" meta:page-count="256" meta:paragraph-count="3025" meta:word-count="173618" meta:character-count="972297" meta:non-whitespace-character-count="790839"/>
  </office:meta>
</office:document-meta>
</file>